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Pictures/10000201000005FA000003CD02519814.png" manifest:media-type="image/png"/>
  <manifest:file-entry manifest:full-path="Pictures/10000201000005F9000003D507D2737C.png" manifest:media-type="image/png"/>
  <manifest:file-entry manifest:full-path="Pictures/10000201000005DF000003C94B6BCB61.png" manifest:media-type="image/png"/>
  <manifest:file-entry manifest:full-path="Pictures/1000020100000574000003E11E76F28F.png" manifest:media-type="image/png"/>
  <manifest:file-entry manifest:full-path="Pictures/1000020100000577000003DD92143BD5.png" manifest:media-type="image/png"/>
  <manifest:file-entry manifest:full-path="Pictures/1000020100000573000003D8A035759A.png" manifest:media-type="image/png"/>
  <manifest:file-entry manifest:full-path="Pictures/10000201000007A00000041AA4D8258C.png" manifest:media-type="image/png"/>
  <manifest:file-entry manifest:full-path="Pictures/10000000000001E60000031D104690B9.png" manifest:media-type="image/png"/>
  <manifest:file-entry manifest:full-path="Pictures/10000000000003D30000021792A300F3.png" manifest:media-type="image/png"/>
  <manifest:file-entry manifest:full-path="Pictures/1000020100000320000000D35D279941.png" manifest:media-type="image/png"/>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Blickdatei-Attribute" style:family="table">
      <style:table-properties style:width="17cm" table:align="margins" fo:keep-with-next="always"/>
    </style:style>
    <style:style style:name="Blickdatei-Attribute.A" style:family="table-column">
      <style:table-column-properties style:column-width="9.701cm" style:rel-column-width="37398*"/>
    </style:style>
    <style:style style:name="Blickdatei-Attribute.B" style:family="table-column">
      <style:table-column-properties style:column-width="7.299cm" style:rel-column-width="28137*"/>
    </style:style>
    <style:style style:name="Blickdatei-Attribute.A1" style:family="table-cell">
      <style:table-cell-properties fo:background-color="#ffff00" fo:padding="0.097cm" fo:border-left="0.05pt solid #000000" fo:border-right="none" fo:border-top="0.05pt solid #000000" fo:border-bottom="0.05pt solid #000000">
        <style:background-image/>
      </style:table-cell-properties>
    </style:style>
    <style:style style:name="Blickdatei-Attribute.B1" style:family="table-cell">
      <style:table-cell-properties fo:background-color="#ffff00" fo:padding="0.097cm" fo:border="0.05pt solid #000000">
        <style:background-image/>
      </style:table-cell-properties>
    </style:style>
    <style:style style:name="Blickdatei-Attribute.A2" style:family="table-cell">
      <style:table-cell-properties fo:padding="0.097cm" fo:border-left="0.05pt solid #000000" fo:border-right="none" fo:border-top="none" fo:border-bottom="0.05pt solid #000000"/>
    </style:style>
    <style:style style:name="Blickdatei-Attribute.B2" style:family="table-cell">
      <style:table-cell-properties fo:padding="0.097cm" fo:border-left="0.05pt solid #000000" fo:border-right="0.05pt solid #000000" fo:border-top="none" fo:border-bottom="0.05pt solid #000000"/>
    </style:style>
    <style:style style:name="Blickdatei-Attribute.A3" style:family="table-cell">
      <style:table-cell-properties fo:padding="0.097cm" fo:border-left="0.05pt solid #000000" fo:border-right="none" fo:border-top="none" fo:border-bottom="0.05pt solid #000000"/>
    </style:style>
    <style:style style:name="Blickdatei-Attribute.B3" style:family="table-cell">
      <style:table-cell-properties fo:padding="0.097cm" fo:border-left="0.05pt solid #000000" fo:border-right="0.05pt solid #000000" fo:border-top="none" fo:border-bottom="0.05pt solid #000000"/>
    </style:style>
    <style:style style:name="Blickdatei-Attribute.A4" style:family="table-cell">
      <style:table-cell-properties fo:padding="0.097cm" fo:border-left="0.05pt solid #000000" fo:border-right="none" fo:border-top="none" fo:border-bottom="0.05pt solid #000000"/>
    </style:style>
    <style:style style:name="Blickdatei-Attribute.B4" style:family="table-cell">
      <style:table-cell-properties fo:padding="0.097cm" fo:border-left="0.05pt solid #000000" fo:border-right="0.05pt solid #000000" fo:border-top="none" fo:border-bottom="0.05pt solid #000000"/>
    </style:style>
    <style:style style:name="Blickdatei-Attribute.A5" style:family="table-cell">
      <style:table-cell-properties fo:padding="0.097cm" fo:border-left="0.05pt solid #000000" fo:border-right="none" fo:border-top="none" fo:border-bottom="0.05pt solid #000000"/>
    </style:style>
    <style:style style:name="Blickdatei-Attribute.B5" style:family="table-cell">
      <style:table-cell-properties fo:padding="0.097cm" fo:border-left="0.05pt solid #000000" fo:border-right="0.05pt solid #000000" fo:border-top="none" fo:border-bottom="0.05pt solid #000000"/>
    </style:style>
    <style:style style:name="Blickdatei-Attribute.A6" style:family="table-cell">
      <style:table-cell-properties fo:padding="0.097cm" fo:border-left="0.05pt solid #000000" fo:border-right="none" fo:border-top="none" fo:border-bottom="0.05pt solid #000000"/>
    </style:style>
    <style:style style:name="Blickdatei-Attribute.B6" style:family="table-cell">
      <style:table-cell-properties fo:padding="0.097cm" fo:border-left="0.05pt solid #000000" fo:border-right="0.05pt solid #000000" fo:border-top="none" fo:border-bottom="0.05pt solid #000000"/>
    </style:style>
    <style:style style:name="Blickdatei-Attribute.A7" style:family="table-cell">
      <style:table-cell-properties fo:padding="0.097cm" fo:border-left="0.05pt solid #000000" fo:border-right="none" fo:border-top="none" fo:border-bottom="0.05pt solid #000000"/>
    </style:style>
    <style:style style:name="Blickdatei-Attribute.B7" style:family="table-cell">
      <style:table-cell-properties fo:padding="0.097cm" fo:border-left="0.05pt solid #000000" fo:border-right="0.05pt solid #000000" fo:border-top="none" fo:border-bottom="0.05pt solid #000000"/>
    </style:style>
    <style:style style:name="Blickdatei-Attribute.A8" style:family="table-cell">
      <style:table-cell-properties fo:padding="0.097cm" fo:border-left="0.05pt solid #000000" fo:border-right="none" fo:border-top="none" fo:border-bottom="0.05pt solid #000000"/>
    </style:style>
    <style:style style:name="Blickdatei-Attribute.B8" style:family="table-cell">
      <style:table-cell-properties fo:padding="0.097cm" fo:border-left="0.05pt solid #000000" fo:border-right="0.05pt solid #000000" fo:border-top="none" fo:border-bottom="0.05pt solid #000000"/>
    </style:style>
    <style:style style:name="Blickdatei-Attribute.A9" style:family="table-cell">
      <style:table-cell-properties fo:padding="0.097cm" fo:border-left="0.05pt solid #000000" fo:border-right="none" fo:border-top="none" fo:border-bottom="0.05pt solid #000000"/>
    </style:style>
    <style:style style:name="Blickdatei-Attribute.B9" style:family="table-cell">
      <style:table-cell-properties fo:padding="0.097cm" fo:border-left="0.05pt solid #000000" fo:border-right="0.05pt solid #000000" fo:border-top="none" fo:border-bottom="0.05pt solid #000000"/>
    </style:style>
    <style:style style:name="Blickdatei-Attribute.A10" style:family="table-cell">
      <style:table-cell-properties fo:padding="0.097cm" fo:border-left="0.05pt solid #000000" fo:border-right="none" fo:border-top="none" fo:border-bottom="0.05pt solid #000000"/>
    </style:style>
    <style:style style:name="Blickdatei-Attribute.B10" style:family="table-cell">
      <style:table-cell-properties fo:padding="0.097cm" fo:border-left="0.05pt solid #000000" fo:border-right="0.05pt solid #000000" fo:border-top="none" fo:border-bottom="0.05pt solid #000000"/>
    </style:style>
    <style:style style:name="Blickdatei-Attribute.A11" style:family="table-cell">
      <style:table-cell-properties fo:padding="0.097cm" fo:border-left="0.05pt solid #000000" fo:border-right="none" fo:border-top="none" fo:border-bottom="0.05pt solid #000000"/>
    </style:style>
    <style:style style:name="Blickdatei-Attribute.B11" style:family="table-cell">
      <style:table-cell-properties fo:padding="0.097cm" fo:border-left="0.05pt solid #000000" fo:border-right="0.05pt solid #000000" fo:border-top="none" fo:border-bottom="0.05pt solid #000000"/>
    </style:style>
    <style:style style:name="Blickdatei-Attribute.A12" style:family="table-cell">
      <style:table-cell-properties fo:padding="0.097cm" fo:border-left="0.05pt solid #000000" fo:border-right="none" fo:border-top="none" fo:border-bottom="0.05pt solid #000000"/>
    </style:style>
    <style:style style:name="Blickdatei-Attribute.B12" style:family="table-cell">
      <style:table-cell-properties fo:padding="0.097cm" fo:border-left="0.05pt solid #000000" fo:border-right="0.05pt solid #000000" fo:border-top="none" fo:border-bottom="0.05pt solid #000000"/>
    </style:style>
    <style:style style:name="Blickdatei-Attribute.A13" style:family="table-cell">
      <style:table-cell-properties fo:padding="0.097cm" fo:border-left="0.05pt solid #000000" fo:border-right="none" fo:border-top="none" fo:border-bottom="0.05pt solid #000000"/>
    </style:style>
    <style:style style:name="Blickdatei-Attribute.B13" style:family="table-cell">
      <style:table-cell-properties fo:padding="0.097cm" fo:border-left="0.05pt solid #000000" fo:border-right="0.05pt solid #000000" fo:border-top="none" fo:border-bottom="0.05pt solid #000000"/>
    </style:style>
    <style:style style:name="Blickdatei-Attribute.A14" style:family="table-cell">
      <style:table-cell-properties fo:padding="0.097cm" fo:border-left="0.05pt solid #000000" fo:border-right="none" fo:border-top="none" fo:border-bottom="0.05pt solid #000000"/>
    </style:style>
    <style:style style:name="Blickdatei-Attribute.B14" style:family="table-cell">
      <style:table-cell-properties fo:padding="0.097cm" fo:border-left="0.05pt solid #000000" fo:border-right="0.05pt solid #000000" fo:border-top="none" fo:border-bottom="0.05pt solid #000000"/>
    </style:style>
    <style:style style:name="Targetattribute" style:family="table">
      <style:table-properties style:width="17cm" table:align="margins" fo:keep-with-next="always"/>
    </style:style>
    <style:style style:name="Targetattribute.A" style:family="table-column">
      <style:table-column-properties style:column-width="8.5cm" style:rel-column-width="32767*"/>
    </style:style>
    <style:style style:name="Targetattribute.B" style:family="table-column">
      <style:table-column-properties style:column-width="8.5cm" style:rel-column-width="32768*"/>
    </style:style>
    <style:style style:name="Targetattribute.A1" style:family="table-cell">
      <style:table-cell-properties fo:background-color="#ffff00" fo:padding="0.097cm" fo:border-left="0.05pt solid #000000" fo:border-right="none" fo:border-top="0.05pt solid #000000" fo:border-bottom="0.05pt solid #000000">
        <style:background-image/>
      </style:table-cell-properties>
    </style:style>
    <style:style style:name="Targetattribute.B1" style:family="table-cell">
      <style:table-cell-properties fo:background-color="#ffff00" fo:padding="0.097cm" fo:border="0.05pt solid #000000">
        <style:background-image/>
      </style:table-cell-properties>
    </style:style>
    <style:style style:name="Targetattribute.A2" style:family="table-cell">
      <style:table-cell-properties fo:padding="0.097cm" fo:border-left="0.05pt solid #000000" fo:border-right="none" fo:border-top="none" fo:border-bottom="0.05pt solid #000000"/>
    </style:style>
    <style:style style:name="Targetattribute.B2" style:family="table-cell">
      <style:table-cell-properties fo:padding="0.097cm" fo:border-left="0.05pt solid #000000" fo:border-right="0.05pt solid #000000" fo:border-top="none" fo:border-bottom="0.05pt solid #000000"/>
    </style:style>
    <style:style style:name="Targetattribute.A3" style:family="table-cell">
      <style:table-cell-properties fo:padding="0.097cm" fo:border-left="0.05pt solid #000000" fo:border-right="none" fo:border-top="none" fo:border-bottom="0.05pt solid #000000"/>
    </style:style>
    <style:style style:name="Targetattribute.B3" style:family="table-cell">
      <style:table-cell-properties fo:padding="0.097cm" fo:border-left="0.05pt solid #000000" fo:border-right="0.05pt solid #000000" fo:border-top="none" fo:border-bottom="0.05pt solid #000000"/>
    </style:style>
    <style:style style:name="Targetattribute.A4" style:family="table-cell">
      <style:table-cell-properties fo:padding="0.097cm" fo:border-left="0.05pt solid #000000" fo:border-right="none" fo:border-top="none" fo:border-bottom="0.05pt solid #000000"/>
    </style:style>
    <style:style style:name="Targetattribute.B4" style:family="table-cell">
      <style:table-cell-properties fo:padding="0.097cm" fo:border-left="0.05pt solid #000000" fo:border-right="0.05pt solid #000000" fo:border-top="none" fo:border-bottom="0.05pt solid #000000"/>
    </style:style>
    <style:style style:name="Targetattribute.A5" style:family="table-cell">
      <style:table-cell-properties fo:padding="0.097cm" fo:border-left="0.05pt solid #000000" fo:border-right="none" fo:border-top="none" fo:border-bottom="0.05pt solid #000000"/>
    </style:style>
    <style:style style:name="Targetattribute.B5" style:family="table-cell">
      <style:table-cell-properties fo:padding="0.097cm" fo:border-left="0.05pt solid #000000" fo:border-right="0.05pt solid #000000" fo:border-top="none" fo:border-bottom="0.05pt solid #000000"/>
    </style:style>
    <style:style style:name="Targetattribute.A6" style:family="table-cell">
      <style:table-cell-properties fo:padding="0.097cm" fo:border-left="0.05pt solid #000000" fo:border-right="none" fo:border-top="none" fo:border-bottom="0.05pt solid #000000"/>
    </style:style>
    <style:style style:name="Targetattribute.B6" style:family="table-cell">
      <style:table-cell-properties fo:padding="0.097cm" fo:border-left="0.05pt solid #000000" fo:border-right="0.05pt solid #000000" fo:border-top="none" fo:border-bottom="0.05pt solid #000000"/>
    </style:style>
    <style:style style:name="Targetattribute.A7" style:family="table-cell">
      <style:table-cell-properties fo:padding="0.097cm" fo:border-left="0.05pt solid #000000" fo:border-right="none" fo:border-top="none" fo:border-bottom="0.05pt solid #000000"/>
    </style:style>
    <style:style style:name="Targetattribute.B7" style:family="table-cell">
      <style:table-cell-properties fo:padding="0.097cm" fo:border-left="0.05pt solid #000000" fo:border-right="0.05pt solid #000000" fo:border-top="none" fo:border-bottom="0.05pt solid #000000"/>
    </style:style>
    <style:style style:name="Targetattribute.A8" style:family="table-cell">
      <style:table-cell-properties fo:padding="0.097cm" fo:border-left="0.05pt solid #000000" fo:border-right="none" fo:border-top="none" fo:border-bottom="0.05pt solid #000000"/>
    </style:style>
    <style:style style:name="Targetattribute.B8"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fo:keep-with-next="always"/>
    </style:style>
    <style:style style:name="Tabelle2.A" style:family="table-column">
      <style:table-column-properties style:column-width="7.893cm" style:rel-column-width="30428*"/>
    </style:style>
    <style:style style:name="Tabelle2.B" style:family="table-column">
      <style:table-column-properties style:column-width="9.107cm" style:rel-column-width="35107*"/>
    </style:style>
    <style:style style:name="Tabelle2.A1" style:family="table-cell">
      <style:table-cell-properties fo:background-color="#ffff00" fo:padding="0.097cm" fo:border-left="0.05pt solid #000000" fo:border-right="none" fo:border-top="0.05pt solid #000000" fo:border-bottom="0.05pt solid #000000">
        <style:background-image/>
      </style:table-cell-properties>
    </style:style>
    <style:style style:name="Tabelle2.B1" style:family="table-cell">
      <style:table-cell-properties fo:background-color="#ffff00"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0.05pt solid #000000" fo:border-top="none" fo:border-bottom="0.05pt solid #000000"/>
    </style:style>
    <style:style style:name="Tabelle1" style:family="table">
      <style:table-properties style:width="18.103cm" fo:margin-left="0cm" table:align="left" fo:keep-with-next="always"/>
    </style:style>
    <style:style style:name="Tabelle1.A" style:family="table-column">
      <style:table-column-properties style:column-width="7.893cm"/>
    </style:style>
    <style:style style:name="Tabelle1.B" style:family="table-column">
      <style:table-column-properties style:column-width="10.209cm"/>
    </style:style>
    <style:style style:name="Tabelle1.A1" style:family="table-cell">
      <style:table-cell-properties fo:background-color="#ffff00" fo:padding="0.097cm" fo:border-left="0.05pt solid #000000" fo:border-right="none" fo:border-top="0.05pt solid #000000" fo:border-bottom="0.05pt solid #000000">
        <style:background-image/>
      </style:table-cell-properties>
    </style:style>
    <style:style style:name="Tabelle1.B1" style:family="table-cell">
      <style:table-cell-properties fo:background-color="#ffff00"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17bc1f" officeooo:paragraph-rsid="0017bc1f"/>
    </style:style>
    <style:style style:name="P2" style:family="paragraph" style:parent-style-name="Header">
      <style:paragraph-properties fo:text-align="center" style:justify-single-word="false"/>
      <style:text-properties fo:font-size="16pt" fo:font-weight="bold" officeooo:rsid="0017bc1f" officeooo:paragraph-rsid="0017bc1f" style:font-size-asian="14pt" style:font-weight-asian="bold" style:font-size-complex="16pt" style:font-weight-complex="bold"/>
    </style:style>
    <style:style style:name="P3" style:family="paragraph" style:parent-style-name="Header">
      <style:paragraph-properties fo:text-align="start" style:justify-single-word="false"/>
      <style:text-properties fo:font-size="12pt" fo:font-weight="bold" officeooo:rsid="0017bc1f" officeooo:paragraph-rsid="0017bc1f" style:font-size-asian="10.5pt" style:font-weight-asian="bold" style:font-size-complex="12pt" style:font-weight-complex="bold"/>
    </style:style>
    <style:style style:name="P4" style:family="paragraph" style:parent-style-name="Header">
      <style:paragraph-properties fo:text-align="start" style:justify-single-word="false"/>
      <style:text-properties fo:font-size="12pt" fo:font-weight="normal" officeooo:rsid="0017bc1f" officeooo:paragraph-rsid="0017bc1f" style:font-size-asian="10.5pt" style:font-weight-asian="normal" style:font-size-complex="12pt" style:font-weight-complex="normal"/>
    </style:style>
    <style:style style:name="P5" style:family="paragraph" style:parent-style-name="Text_20_body">
      <style:text-properties officeooo:rsid="001993b2" officeooo:paragraph-rsid="001993b2"/>
    </style:style>
    <style:style style:name="P6" style:family="paragraph" style:parent-style-name="Text_20_body">
      <style:text-properties officeooo:rsid="001a22cd" officeooo:paragraph-rsid="001a22cd"/>
    </style:style>
    <style:style style:name="P7" style:family="paragraph" style:parent-style-name="Text_20_body">
      <style:text-properties officeooo:rsid="001a768c" officeooo:paragraph-rsid="001a768c"/>
    </style:style>
    <style:style style:name="P8" style:family="paragraph" style:parent-style-name="Text_20_body">
      <style:text-properties officeooo:rsid="007f8642" officeooo:paragraph-rsid="0085f272"/>
    </style:style>
    <style:style style:name="P9" style:family="paragraph" style:parent-style-name="Text_20_body">
      <style:text-properties officeooo:rsid="0085f272" officeooo:paragraph-rsid="0085f272"/>
    </style:style>
    <style:style style:name="P10" style:family="paragraph" style:parent-style-name="Text_20_body">
      <style:text-properties officeooo:rsid="0089b58b" officeooo:paragraph-rsid="0089b58b"/>
    </style:style>
    <style:style style:name="P11" style:family="paragraph" style:parent-style-name="Text_20_body">
      <style:text-properties officeooo:rsid="008cf7d1" officeooo:paragraph-rsid="008cf7d1"/>
    </style:style>
    <style:style style:name="P12" style:family="paragraph" style:parent-style-name="Text_20_body">
      <style:text-properties style:font-name="Liberation Serif"/>
    </style:style>
    <style:style style:name="P13" style:family="paragraph" style:parent-style-name="Text_20_body">
      <style:paragraph-properties fo:text-align="center" style:justify-single-word="false"/>
      <style:text-properties style:font-name="Liberation Serif" officeooo:rsid="0092c887" officeooo:paragraph-rsid="0092c887"/>
    </style:style>
    <style:style style:name="P14" style:family="paragraph" style:parent-style-name="Text_20_body">
      <style:paragraph-properties fo:text-align="center" style:justify-single-word="false"/>
      <style:text-properties style:font-name="Liberation Serif" fo:font-size="12pt" fo:font-weight="normal" officeooo:rsid="0092c887" officeooo:paragraph-rsid="0092c887" style:font-size-asian="10.5pt" style:font-weight-asian="normal" style:font-size-complex="12pt" style:font-weight-complex="normal"/>
    </style:style>
    <style:style style:name="P15" style:family="paragraph" style:parent-style-name="Text_20_body">
      <style:text-properties officeooo:rsid="0093837e" officeooo:paragraph-rsid="0093837e"/>
    </style:style>
    <style:style style:name="P16" style:family="paragraph" style:parent-style-name="Text_20_body">
      <style:text-properties officeooo:rsid="00957722" officeooo:paragraph-rsid="00957722"/>
    </style:style>
    <style:style style:name="P17" style:family="paragraph" style:parent-style-name="Text_20_body">
      <style:text-properties officeooo:rsid="00982bdf" officeooo:paragraph-rsid="00982bdf"/>
    </style:style>
    <style:style style:name="P18" style:family="paragraph" style:parent-style-name="Text_20_body">
      <style:text-properties officeooo:rsid="00982bdf" officeooo:paragraph-rsid="00992397"/>
    </style:style>
    <style:style style:name="P19" style:family="paragraph" style:parent-style-name="Text_20_body">
      <style:text-properties officeooo:rsid="0098568d" officeooo:paragraph-rsid="0098568d"/>
    </style:style>
    <style:style style:name="P20" style:family="paragraph" style:parent-style-name="Text_20_body">
      <style:text-properties officeooo:rsid="0098568d" officeooo:paragraph-rsid="00992397"/>
    </style:style>
    <style:style style:name="P21" style:family="paragraph" style:parent-style-name="Text_20_body">
      <style:text-properties officeooo:rsid="009d8625" officeooo:paragraph-rsid="009d8625"/>
    </style:style>
    <style:style style:name="P22" style:family="paragraph" style:parent-style-name="Text_20_body">
      <style:text-properties officeooo:rsid="00910f2c" officeooo:paragraph-rsid="00910f2c"/>
    </style:style>
    <style:style style:name="P23" style:family="paragraph" style:parent-style-name="Text_20_body">
      <style:text-properties officeooo:rsid="00910f2c" officeooo:paragraph-rsid="009e15d3"/>
    </style:style>
    <style:style style:name="P24" style:family="paragraph" style:parent-style-name="Text_20_body">
      <style:text-properties officeooo:paragraph-rsid="009e15d3"/>
    </style:style>
    <style:style style:name="P25" style:family="paragraph" style:parent-style-name="Text_20_body">
      <style:text-properties officeooo:rsid="00a520f8" officeooo:paragraph-rsid="00a520f8"/>
    </style:style>
    <style:style style:name="P26" style:family="paragraph" style:parent-style-name="Text_20_body">
      <style:text-properties officeooo:rsid="00a6a51f" officeooo:paragraph-rsid="00a6a51f"/>
    </style:style>
    <style:style style:name="P27" style:family="paragraph" style:parent-style-name="Text_20_body">
      <style:text-properties officeooo:rsid="00a7a817" officeooo:paragraph-rsid="00a7a817"/>
    </style:style>
    <style:style style:name="P28" style:family="paragraph" style:parent-style-name="Text_20_body">
      <style:text-properties officeooo:rsid="00a9a613" officeooo:paragraph-rsid="00a9a613"/>
    </style:style>
    <style:style style:name="P29" style:family="paragraph" style:parent-style-name="Text_20_body">
      <style:text-properties officeooo:rsid="00ab81f5" officeooo:paragraph-rsid="00ab81f5"/>
    </style:style>
    <style:style style:name="P30" style:family="paragraph" style:parent-style-name="Text_20_body">
      <style:text-properties officeooo:rsid="00ad5d0f" officeooo:paragraph-rsid="00ad91d5"/>
    </style:style>
    <style:style style:name="P31" style:family="paragraph" style:parent-style-name="Table_20_Contents">
      <style:text-properties officeooo:rsid="001a22cd" officeooo:paragraph-rsid="001a22cd"/>
    </style:style>
    <style:style style:name="P32" style:family="paragraph" style:parent-style-name="Table_20_Contents">
      <style:text-properties fo:font-weight="bold" officeooo:rsid="001a22cd" officeooo:paragraph-rsid="001a22cd" fo:background-color="#ffff66" style:font-weight-asian="bold" style:font-weight-complex="bold"/>
    </style:style>
    <style:style style:name="P33" style:family="paragraph" style:parent-style-name="Table_20_Contents">
      <style:text-properties officeooo:rsid="001a22cd" officeooo:paragraph-rsid="001a22cd" fo:background-color="#ffff66"/>
    </style:style>
    <style:style style:name="P34" style:family="paragraph" style:parent-style-name="Table_20_Contents">
      <style:text-properties officeooo:rsid="0089b58b" officeooo:paragraph-rsid="0089b58b"/>
    </style:style>
    <style:style style:name="P35" style:family="paragraph" style:parent-style-name="Table_20_Contents">
      <style:text-properties officeooo:rsid="0089b58b" officeooo:paragraph-rsid="0089b58b" fo:background-color="#ffff00"/>
    </style:style>
    <style:style style:name="P36" style:family="paragraph" style:parent-style-name="Table_20_Contents">
      <style:text-properties officeooo:rsid="00992397" officeooo:paragraph-rsid="00992397" fo:background-color="#ffff00"/>
    </style:style>
    <style:style style:name="P37" style:family="paragraph" style:parent-style-name="Table_20_Contents">
      <style:text-properties officeooo:rsid="00992397" officeooo:paragraph-rsid="00992397"/>
    </style:style>
    <style:style style:name="P38" style:family="paragraph" style:parent-style-name="Table_20_Contents">
      <style:text-properties officeooo:rsid="0099c8a5" officeooo:paragraph-rsid="0099c8a5"/>
    </style:style>
    <style:style style:name="P39" style:family="paragraph" style:parent-style-name="Table_20_Contents">
      <style:text-properties officeooo:rsid="00b1e747" officeooo:paragraph-rsid="00b1e747"/>
    </style:style>
    <style:style style:name="P40" style:family="paragraph" style:parent-style-name="Text_20_body">
      <style:paragraph-properties fo:margin-left="1.439cm" fo:margin-right="0cm" fo:text-indent="0cm" style:auto-text-indent="false"/>
      <style:text-properties officeooo:rsid="001a768c" officeooo:paragraph-rsid="001a768c"/>
    </style:style>
    <style:style style:name="P41" style:family="paragraph" style:parent-style-name="Text_20_body">
      <style:paragraph-properties fo:margin-left="1.439cm" fo:margin-right="0cm" fo:text-indent="0cm" style:auto-text-indent="false"/>
      <style:text-properties style:text-outline="false" style:text-line-through-style="none" style:text-line-through-type="none" style:font-name="DejaVu Sans Light" fo:font-size="10pt" fo:font-style="normal" fo:text-shadow="none" style:text-underline-style="none" fo:font-weight="normal" officeooo:paragraph-rsid="001a768c" style:font-size-asian="10pt" style:font-style-asian="normal" style:font-weight-asian="normal" style:text-emphasize="none"/>
    </style:style>
    <style:style style:name="P42" style:family="paragraph" style:parent-style-name="Standard">
      <style:paragraph-properties fo:margin-left="1.439cm" fo:margin-right="0cm" fo:text-indent="0cm" style:auto-text-indent="false"/>
      <style:text-properties style:text-outline="false" style:text-line-through-style="none" style:text-line-through-type="none" style:font-name="DejaVu Sans Light" fo:font-size="10pt" fo:font-style="normal" fo:text-shadow="none" style:text-underline-style="none" fo:font-weight="normal" officeooo:rsid="001a768c" officeooo:paragraph-rsid="001a768c" style:font-size-asian="10pt" style:font-style-asian="normal" style:font-weight-asian="normal" style:text-emphasize="none"/>
    </style:style>
    <style:style style:name="P43" style:family="paragraph" style:parent-style-name="Title">
      <style:text-properties style:font-name="Liberation Serif"/>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Contents_20_2">
      <style:paragraph-properties>
        <style:tab-stops>
          <style:tab-stop style:position="17cm" style:type="right" style:leader-style="dotted" style:leader-text="."/>
        </style:tab-stops>
      </style:paragraph-properties>
    </style:style>
    <style:style style:name="P46" style:family="paragraph" style:parent-style-name="Text_20_body" style:list-style-name="L1">
      <style:text-properties officeooo:rsid="001993b2" officeooo:paragraph-rsid="001993b2"/>
    </style:style>
    <style:style style:name="P47" style:family="paragraph" style:parent-style-name="Text_20_body" style:list-style-name="L2">
      <style:text-properties officeooo:rsid="0093837e" officeooo:paragraph-rsid="0093837e"/>
    </style:style>
    <style:style style:name="P48" style:family="paragraph" style:parent-style-name="Text_20_body" style:list-style-name="L3">
      <style:text-properties officeooo:rsid="001a768c" officeooo:paragraph-rsid="001a768c"/>
    </style:style>
    <style:style style:name="P49" style:family="paragraph" style:parent-style-name="Text_20_body" style:list-style-name="L4">
      <style:text-properties officeooo:rsid="001a768c" officeooo:paragraph-rsid="001a768c"/>
    </style:style>
    <style:style style:name="P50" style:family="paragraph" style:parent-style-name="Text_20_body" style:list-style-name="L5">
      <style:text-properties officeooo:rsid="001a768c" officeooo:paragraph-rsid="001a768c"/>
    </style:style>
    <style:style style:name="P51" style:family="paragraph" style:parent-style-name="Text_20_body" style:list-style-name="L4">
      <style:text-properties officeooo:rsid="00957722" officeooo:paragraph-rsid="00957722"/>
    </style:style>
    <style:style style:name="P52" style:family="paragraph" style:parent-style-name="Text_20_body" style:list-style-name="L6">
      <style:text-properties officeooo:rsid="00957722" officeooo:paragraph-rsid="00957722"/>
    </style:style>
    <style:style style:name="P53" style:family="paragraph" style:parent-style-name="Text_20_body" style:list-style-name="L4">
      <style:text-properties officeooo:rsid="00816c5e" officeooo:paragraph-rsid="00816c5e"/>
    </style:style>
    <style:style style:name="P54" style:family="paragraph" style:parent-style-name="Text_20_body" style:list-style-name="L4">
      <style:text-properties officeooo:rsid="00a1ecf2" officeooo:paragraph-rsid="00a1ecf2"/>
    </style:style>
    <style:style style:name="P55" style:family="paragraph" style:parent-style-name="Text_20_body" style:list-style-name="L4">
      <style:text-properties officeooo:rsid="00b32be9" officeooo:paragraph-rsid="00b32be9"/>
    </style:style>
    <style:style style:name="P56" style:family="paragraph" style:parent-style-name="Text_20_body" style:list-style-name="L5">
      <style:text-properties officeooo:rsid="001b27a6" officeooo:paragraph-rsid="001b27a6"/>
    </style:style>
    <style:style style:name="P57" style:family="paragraph" style:parent-style-name="Text_20_body" style:list-style-name="L5">
      <style:text-properties officeooo:rsid="00832280" officeooo:paragraph-rsid="00832280"/>
    </style:style>
    <style:style style:name="P58" style:family="paragraph" style:parent-style-name="Text_20_body">
      <style:text-properties officeooo:rsid="00b5a0f6" officeooo:paragraph-rsid="00b5a0f6"/>
    </style:style>
    <style:style style:name="P59" style:family="paragraph" style:parent-style-name="Heading_20_2">
      <style:text-properties officeooo:rsid="0093837e" officeooo:paragraph-rsid="0093837e"/>
    </style:style>
    <style:style style:name="P60" style:family="paragraph" style:parent-style-name="Heading_20_2">
      <style:text-properties officeooo:rsid="0089b58b" officeooo:paragraph-rsid="0089b58b"/>
    </style:style>
    <style:style style:name="P61" style:family="paragraph" style:parent-style-name="Heading_20_1">
      <style:text-properties officeooo:rsid="0017bc1f" officeooo:paragraph-rsid="0017bc1f"/>
    </style:style>
    <style:style style:name="P62" style:family="paragraph" style:parent-style-name="Heading_20_1">
      <style:text-properties officeooo:rsid="009e15d3" officeooo:paragraph-rsid="001a6cf7"/>
    </style:style>
    <style:style style:name="P63" style:family="paragraph" style:parent-style-name="Heading_20_1">
      <style:paragraph-properties fo:break-before="page"/>
      <style:text-properties officeooo:rsid="0017bc1f" officeooo:paragraph-rsid="0017bc1f"/>
    </style:style>
    <style:style style:name="P64" style:family="paragraph" style:parent-style-name="Heading_20_1">
      <style:paragraph-properties fo:break-before="page"/>
      <style:text-properties officeooo:rsid="009e15d3" officeooo:paragraph-rsid="009e15d3"/>
    </style:style>
    <style:style style:name="P65" style:family="paragraph" style:parent-style-name="Heading_20_1">
      <style:paragraph-properties fo:break-before="page"/>
      <style:text-properties officeooo:rsid="001a768c" officeooo:paragraph-rsid="001a768c"/>
    </style:style>
    <style:style style:name="P66" style:family="paragraph" style:parent-style-name="Heading_20_1">
      <style:paragraph-properties fo:break-before="page"/>
      <style:text-properties officeooo:rsid="0085f272" officeooo:paragraph-rsid="0085f272"/>
    </style:style>
    <style:style style:name="P67" style:family="paragraph" style:parent-style-name="Heading_20_1">
      <style:paragraph-properties fo:break-before="page"/>
      <style:text-properties officeooo:rsid="008cf7d1" officeooo:paragraph-rsid="008cf7d1"/>
    </style:style>
    <style:style style:name="T1" style:family="text">
      <style:text-properties officeooo:rsid="00b440c3"/>
    </style:style>
    <style:style style:name="T2" style:family="text">
      <style:text-properties officeooo:rsid="001a6cf7"/>
    </style:style>
    <style:style style:name="T3" style:family="text">
      <style:text-properties officeooo:rsid="001b27a6"/>
    </style:style>
    <style:style style:name="T4" style:family="text">
      <style:text-properties officeooo:rsid="00816c5e"/>
    </style:style>
    <style:style style:name="T5" style:family="text">
      <style:text-properties officeooo:rsid="00832280"/>
    </style:style>
    <style:style style:name="T6" style:family="text">
      <style:text-properties officeooo:rsid="00853976"/>
    </style:style>
    <style:style style:name="T7" style:family="text">
      <style:text-properties officeooo:rsid="0089b58b"/>
    </style:style>
    <style:style style:name="T8" style:family="text">
      <style:text-properties officeooo:rsid="008cfe85"/>
    </style:style>
    <style:style style:name="T9" style:family="text">
      <style:text-properties officeooo:rsid="00910f2c"/>
    </style:style>
    <style:style style:name="T10" style:family="text">
      <style:text-properties officeooo:rsid="0092c887"/>
    </style:style>
    <style:style style:name="T11" style:family="text">
      <style:text-properties officeooo:rsid="0093837e"/>
    </style:style>
    <style:style style:name="T12" style:family="text">
      <style:text-properties officeooo:rsid="00957722"/>
    </style:style>
    <style:style style:name="T13" style:family="text">
      <style:text-properties officeooo:rsid="009d8625"/>
    </style:style>
    <style:style style:name="T14" style:family="text">
      <style:text-properties officeooo:rsid="00a1b374"/>
    </style:style>
    <style:style style:name="T15" style:family="text">
      <style:text-properties officeooo:rsid="00a7a817"/>
    </style:style>
    <style:style style:name="T16" style:family="text">
      <style:text-properties officeooo:rsid="00aef861"/>
    </style:style>
    <style:style style:name="T17" style:family="text">
      <style:text-properties officeooo:rsid="00b0555d"/>
    </style:style>
    <style:style style:name="T18" style:family="text">
      <style:text-properties officeooo:rsid="00b3ecf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43"><text:span text:style-name="T10">Dokumentation</text:span> </text:p>
      <text:p text:style-name="P43">Data Mining Projekt </text:p>
      <text:p text:style-name="P43">Eyetracking</text:p>
      <text:p text:style-name="P12"/>
      <text:p text:style-name="P12"/>
      <text:p text:style-name="P12"><draw:frame draw:style-name="fr4" draw:name="Bild3" text:anchor-type="paragraph" svg:x="2cm" svg:y="-0.339cm" svg:width="13.54cm" svg:height="3.572cm" draw:z-index="4"><draw:image xlink:href="Pictures/1000020100000320000000D35D279941.png" xlink:type="simple" xlink:show="embed" xlink:actuate="onLoad"/></draw:frame></text:p>
      <text:p text:style-name="P12"/>
      <text:p text:style-name="P13">Technische Hochschule Brandenburg</text:p>
      <text:p text:style-name="P14">Fachbereich Informatik und Medien</text:p>
      <text:p text:style-name="P14">Studiengang Master Informatik</text:p>
      <text:p text:style-name="P14">Semester 1</text:p>
      <text:p text:style-name="P3"/>
      <text:p text:style-name="P3"/>
      <text:p text:style-name="P3"/>
      <text:p text:style-name="P3"/>
      <text:p text:style-name="P3"/>
      <text:p text:style-name="P3"/>
      <text:p text:style-name="P4">Gruppenmitglieder:</text:p>
      <text:p text:style-name="P4">Herval Bernice Nganya Nana</text:p>
      <text:p text:style-name="P4">Mario Kaulmann</text:p>
      <text:p text:style-name="P4"/>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text:soft-page-break/>Inhaltsverzeichnis</text:p>
          </text:index-title>
          <text:h text:style-name="P44" text:outline-level="1">1 Aufgabenstellung<text:tab/>3</text:h>
          <text:h text:style-name="P44" text:outline-level="1">2 Datenbeschreibung<text:tab/>4</text:h>
          <text:h text:style-name="P44" text:outline-level="1">3 Untersuchung der Daten<text:tab/>6</text:h>
          <text:h text:style-name="P44" text:outline-level="1">4 Explorative Datenanalyse<text:tab/>8</text:h>
          <text:h text:style-name="P44" text:outline-level="1">5 Auffälligkeiten<text:tab/>14</text:h>
          <text:h text:style-name="P44" text:outline-level="1">6 Fragen<text:tab/>15</text:h>
          <text:h text:style-name="P44" text:outline-level="1">7 Merkmalserzeugung<text:tab/>16</text:h>
          <text:h text:style-name="P45" text:outline-level="2"><text:a xlink:type="simple" xlink:href="#__RefHeading__544_1896221754" text:style-name="Index_20_Link" text:visited-style-name="Index_20_Link">7.1 Abgeleitete Wertereihen<text:tab/>16</text:a></text:h>
          <text:h text:style-name="P45" text:outline-level="2"><text:a xlink:type="simple" xlink:href="#__RefHeading__1244_1896221754" text:style-name="Index_20_Link" text:visited-style-name="Index_20_Link">7.2 Merkmale Versuchsperson<text:tab/>16</text:a></text:h>
          <text:h text:style-name="P44" text:outline-level="1">8 Clustern<text:tab/>18</text:h>
        </text:index-body>
      </text:table-of-content>
      <text:h text:style-name="P61" text:outline-level="1" text:is-list-header="true"/>
      <text:h text:style-name="P63" text:outline-level="1"><text:bookmark-start text:name="__RefHeading__110_1787908833"/>A<text:span text:style-name="T6">u</text:span>fgabenstellung<text:bookmark-end text:name="__RefHeading__110_1787908833"/></text:h>
      <text:p text:style-name="P5">In einem Experiment wurden Eyetracking-Daten erhoben, bei denen die Versuchspersonen 3 verschiedene Versuche durchführen sollten. Dabei sollten die Versuchsperson mit den Augen einem Punkt folgen, der eine spezielle Figur zeichnete. Diese Figuren sind ein<text:span text:style-name="T13">e</text:span> liegende acht und eine horizontale Linie. </text:p>
      <text:list xml:id="list8304386954583280826" text:style-name="L1">
        <text:list-item>
          <text:p text:style-name="P46">Der erste Versuch ist die liegende acht langsam (acht Sekunden für einen Durchlauf). </text:p>
        </text:list-item>
        <text:list-item>
          <text:p text:style-name="P46">Der zweite Versuch ist die liegende acht schnell (vier Sekunden für einen Durchlauf). </text:p>
        </text:list-item>
        <text:list-item>
          <text:p text:style-name="P46">Der dritte Versuch ist die horizontale Linie (vier Sekunden für einen Durchlauf).</text:p>
        </text:list-item>
      </text:list>
      <text:p text:style-name="P5">Für jeden Versuch wurden zwei Messungen gemacht und für die liegende Acht langsam wurde zusätzlich ein Probedurchlauf gemacht.</text:p>
      <text:p text:style-name="P5">Die Aufgabe besteht darin die Versuchspersonen zu gruppieren (clustern). Dabei sollen mit Hilfe der erhobenen Daten Merkmale gefunden werden, die es ermöglichen Gruppen zu bilden.</text:p>
      <text:p text:style-name="P15">Zu dem Ergebnis gehören folgende Bestandteile:</text:p>
      <text:list xml:id="list1956312197957668140" text:style-name="L2">
        <text:list-item>
          <text:p text:style-name="P47">Die Cluster</text:p>
        </text:list-item>
        <text:list-item>
          <text:p text:style-name="P47">Die Beschreibungen der Cluster</text:p>
        </text:list-item>
        <text:list-item>
          <text:p text:style-name="P47">Die Merkmale, die erzeugt wurden</text:p>
        </text:list-item>
      </text:list>
      <text:p text:style-name="P15"/>
      <text:p text:style-name="P15">Die Aufgabe wird seit dem 30.11.2016 bearbeitet.</text:p>
      <text:h text:style-name="P63" text:outline-level="1"><text:bookmark-start text:name="__RefHeading__108_1787908833"/>Datenbeschreibung<text:bookmark-end text:name="__RefHeading__108_1787908833"/></text:h>
      <text:p text:style-name="P5">Die Daten umfassen für 134 Versuchspersonen jeweils eine Datei mit Daten zu den gemessenen Blickpositionen (Blickdatei) und eine Datei mit den Positionsdaten des Zielpunktes (Targetdatei).</text:p>
      <text:p text:style-name="P6">Die Blickdateien enthalten folgende Attribute:</text:p>
      <table:table table:name="Blickdatei-Attribute" table:style-name="Blickdatei-Attribute">
        <table:table-column table:style-name="Blickdatei-Attribute.A"/>
        <table:table-column table:style-name="Blickdatei-Attribute.B"/>
        <table:table-row>
          <table:table-cell table:style-name="Blickdatei-Attribute.A1" office:value-type="string">
            <text:p text:style-name="P32">Attribut</text:p>
          </table:table-cell>
          <table:table-cell table:style-name="Blickdatei-Attribute.B1" office:value-type="string">
            <text:p text:style-name="P32">Wert</text:p>
          </table:table-cell>
        </table:table-row>
        <table:table-row>
          <table:table-cell table:style-name="Blickdatei-Attribute.A2" office:value-type="string">
            <text:p text:style-name="P31">Zeitstempel</text:p>
          </table:table-cell>
          <table:table-cell table:style-name="Blickdatei-Attribute.B2" office:value-type="string">
            <text:p text:style-name="P31">Ganze Zahl positiv →<text:span text:style-name="T17"> Zeitreihen</text:span></text:p>
          </table:table-cell>
        </table:table-row>
        <table:table-row>
          <table:table-cell table:style-name="Blickdatei-Attribute.A13" office:value-type="string">
            <text:p text:style-name="P31">Blick linkes Auge x-Koordinate</text:p>
          </table:table-cell>
          <table:table-cell table:style-name="Blickdatei-Attribute.B13" office:value-type="string">
            <text:p text:style-name="P31">Fließkommazahl</text:p>
          </table:table-cell>
        </table:table-row>
        <table:table-row>
          <table:table-cell table:style-name="Blickdatei-Attribute.A13" office:value-type="string">
            <text:p text:style-name="P31">Blick linkes Auge y-Koordinate</text:p>
          </table:table-cell>
          <table:table-cell table:style-name="Blickdatei-Attribute.B13" office:value-type="string">
            <text:p text:style-name="P31">Fließkommazahl</text:p>
          </table:table-cell>
        </table:table-row>
        <table:table-row>
          <table:table-cell table:style-name="Blickdatei-Attribute.A13" office:value-type="string">
            <text:p text:style-name="P31">Pupillengröße linkes Auge</text:p>
          </table:table-cell>
          <table:table-cell table:style-name="Blickdatei-Attribute.B13" office:value-type="string">
            <text:p text:style-name="P31">Kann ignoriert werden</text:p>
          </table:table-cell>
        </table:table-row>
        <table:table-row>
          <table:table-cell table:style-name="Blickdatei-Attribute.A13" office:value-type="string">
            <text:p text:style-name="P31">Position linkes Auge vor Eyetracker x-Koordinate</text:p>
          </table:table-cell>
          <table:table-cell table:style-name="Blickdatei-Attribute.B13" office:value-type="string">
            <text:p text:style-name="P31">Kann ignoriert werden</text:p>
          </table:table-cell>
        </table:table-row>
        <table:table-row>
          <table:table-cell table:style-name="Blickdatei-Attribute.A13" office:value-type="string">
            <text:p text:style-name="P31">Position linkes Auge vor Eyetracker y-Koordinate</text:p>
          </table:table-cell>
          <table:table-cell table:style-name="Blickdatei-Attribute.B13" office:value-type="string">
            <text:p text:style-name="P31">Kann ignoriert werden</text:p>
          </table:table-cell>
        </table:table-row>
        <table:table-row>
          <table:table-cell table:style-name="Blickdatei-Attribute.A13" office:value-type="string">
            <text:p text:style-name="P31">Entfernung linkes Auge vor Eyetracker</text:p>
          </table:table-cell>
          <table:table-cell table:style-name="Blickdatei-Attribute.B13" office:value-type="string">
            <text:p text:style-name="P31">Kann ignoriert werden</text:p>
          </table:table-cell>
        </table:table-row>
        <table:table-row>
          <table:table-cell table:style-name="Blickdatei-Attribute.A13" office:value-type="string">
            <text:p text:style-name="P31">Blick rechtes Auge x-Koordinate</text:p>
          </table:table-cell>
          <table:table-cell table:style-name="Blickdatei-Attribute.B13" office:value-type="string">
            <text:p text:style-name="P31">Fließkommazahl</text:p>
          </table:table-cell>
        </table:table-row>
        <table:table-row>
          <table:table-cell table:style-name="Blickdatei-Attribute.A13" office:value-type="string">
            <text:p text:style-name="P31">Blick rechtes Auge y-Koordinate</text:p>
          </table:table-cell>
          <table:table-cell table:style-name="Blickdatei-Attribute.B13" office:value-type="string">
            <text:p text:style-name="P31">Fließkommazahl</text:p>
          </table:table-cell>
        </table:table-row>
        <table:table-row>
          <table:table-cell table:style-name="Blickdatei-Attribute.A13" office:value-type="string">
            <text:p text:style-name="P31">Pupillengröße rechtes Auge</text:p>
          </table:table-cell>
          <table:table-cell table:style-name="Blickdatei-Attribute.B13" office:value-type="string">
            <text:p text:style-name="P31">Kann ignoriert werden</text:p>
          </table:table-cell>
        </table:table-row>
        <table:table-row>
          <table:table-cell table:style-name="Blickdatei-Attribute.A13" office:value-type="string">
            <text:p text:style-name="P31">Position rechtes Auge vor Eyetracker x-Koordinate</text:p>
          </table:table-cell>
          <table:table-cell table:style-name="Blickdatei-Attribute.B13" office:value-type="string">
            <text:p text:style-name="P31">Kann ignoriert werden</text:p>
          </table:table-cell>
        </table:table-row>
        <table:table-row>
          <table:table-cell table:style-name="Blickdatei-Attribute.A13" office:value-type="string">
            <text:p text:style-name="P31">Position rechtes Auge vor Eyetracker y-Koordinate</text:p>
          </table:table-cell>
          <table:table-cell table:style-name="Blickdatei-Attribute.B13" office:value-type="string">
            <text:p text:style-name="P31">Kann ignoriert werden</text:p>
          </table:table-cell>
        </table:table-row>
        <table:table-row>
          <table:table-cell table:style-name="Blickdatei-Attribute.A14" office:value-type="string">
            <text:p text:style-name="P31">Entfernung rechtes Auge vor Eyetracker</text:p>
          </table:table-cell>
          <table:table-cell table:style-name="Blickdatei-Attribute.B14" office:value-type="string">
            <text:p text:style-name="P31">Kann ignoriert werden</text:p>
          </table:table-cell>
        </table:table-row>
      </table:table>
      <text:p text:style-name="Table">Tabelle <text:sequence text:ref-name="refTable0" text:name="Table" text:formula="ooow:Table+1" style:num-format="1">1</text:sequence>: Attribute Blickdatei</text:p>
      <text:p text:style-name="P6">Die Targetdateien haben folgende Attribute:</text:p>
      <table:table table:name="Targetattribute" table:style-name="Targetattribute">
        <table:table-column table:style-name="Targetattribute.A"/>
        <table:table-column table:style-name="Targetattribute.B"/>
        <table:table-row>
          <table:table-cell table:style-name="Targetattribute.A1" office:value-type="string">
            <text:p text:style-name="P33">Attribut</text:p>
          </table:table-cell>
          <table:table-cell table:style-name="Targetattribute.B1" office:value-type="string">
            <text:p text:style-name="P33">Wert</text:p>
          </table:table-cell>
        </table:table-row>
        <table:table-row>
          <table:table-cell table:style-name="Targetattribute.A8" office:value-type="string">
            <text:p text:style-name="P31">Zeitstempel</text:p>
          </table:table-cell>
          <table:table-cell table:style-name="Targetattribute.B8" office:value-type="string">
            <text:p text:style-name="P31">Ganze positive Zahl →<text:span text:style-name="T17"> Zeitreihen</text:span></text:p>
          </table:table-cell>
        </table:table-row>
        <table:table-row>
          <table:table-cell table:style-name="Targetattribute.A8" office:value-type="string">
            <text:p text:style-name="P31">t_soll</text:p>
          </table:table-cell>
          <table:table-cell table:style-name="Targetattribute.B8" office:value-type="string">
            <text:p text:style-name="P31">Kann ignoriert werden</text:p>
          </table:table-cell>
        </table:table-row>
        <table:table-row>
          <table:table-cell table:style-name="Targetattribute.A8" office:value-type="string">
            <text:p text:style-name="P31">t_ist</text:p>
          </table:table-cell>
          <table:table-cell table:style-name="Targetattribute.B8" office:value-type="string">
            <text:p text:style-name="P31">Kann ignoriert werden</text:p>
          </table:table-cell>
        </table:table-row>
        <table:table-row>
          <table:table-cell table:style-name="Targetattribute.A8" office:value-type="string">
            <text:p text:style-name="P31">pix_x</text:p>
          </table:table-cell>
          <table:table-cell table:style-name="Targetattribute.B8" office:value-type="string">
            <text:p text:style-name="P31">Fließkommazahl</text:p>
          </table:table-cell>
        </table:table-row>
        <table:table-row>
          <table:table-cell table:style-name="Targetattribute.A8" office:value-type="string">
            <text:p text:style-name="P31">pix_y</text:p>
          </table:table-cell>
          <table:table-cell table:style-name="Targetattribute.B8" office:value-type="string">
            <text:p text:style-name="P31">Fließkommazahl</text:p>
          </table:table-cell>
        </table:table-row>
        <table:table-row>
          <table:table-cell table:style-name="Targetattribute.A8" office:value-type="string">
            <text:p text:style-name="P31">deg_x</text:p>
          </table:table-cell>
          <table:table-cell table:style-name="Targetattribute.B8" office:value-type="string">
            <text:p text:style-name="P31">Kann ignoriert werden</text:p>
          </table:table-cell>
        </table:table-row>
        <table:table-row>
          <table:table-cell table:style-name="Targetattribute.A8" office:value-type="string">
            <text:p text:style-name="P31">deg_y</text:p>
          </table:table-cell>
          <table:table-cell table:style-name="Targetattribute.B8" office:value-type="string">
            <text:p text:style-name="P31">Kann ignoriert werden</text:p>
          </table:table-cell>
        </table:table-row>
      </table:table>
      <text:p text:style-name="Table">Tabelle <text:sequence text:ref-name="refTable1" text:name="Table" text:formula="ooow:Table+1" style:num-format="1">2</text:sequence>: Attribute Targetdatei</text:p>
      <text:p text:style-name="P6">Eine Blickdatei enthält zusät<text:span text:style-name="T2">z</text:span>lich zu den erfassten Blickpositionen noch Eventeinträge. Diese Eventeinträge haben auch einen Zeitstempel und unterteilen die Datei in verschiedene Phasen des Experiments. <text:span text:style-name="T17">Dabei weisen die Eventeinträge eine typische Reihenfolge auf.</text:span></text:p>
      <text:p text:style-name="P17"><text:soft-page-break/>Die folgenden Eventeinträge können auftreten:</text:p>
      <table:table table:name="Tabelle2" table:style-name="Tabelle2">
        <table:table-column table:style-name="Tabelle2.A"/>
        <table:table-column table:style-name="Tabelle2.B"/>
        <table:table-row>
          <table:table-cell table:style-name="Tabelle2.A1" office:value-type="string">
            <text:p text:style-name="P36">Event</text:p>
          </table:table-cell>
          <table:table-cell table:style-name="Tabelle2.B1" office:value-type="string">
            <text:p text:style-name="P36">Bedeutung</text:p>
          </table:table-cell>
        </table:table-row>
        <table:table-row>
          <table:table-cell table:style-name="Tabelle2.A8" office:value-type="string">
            <text:p text:style-name="P18">START:PursuitTask</text:p>
          </table:table-cell>
          <table:table-cell table:style-name="Tabelle2.B8" office:value-type="string">
            <text:p text:style-name="P37">Beginn der kompletten Aufgabe (Alle Versuche)</text:p>
          </table:table-cell>
        </table:table-row>
        <table:table-row>
          <table:table-cell table:style-name="Tabelle2.A8" office:value-type="string">
            <text:p text:style-name="P18">PURSUIT:Cycles=1:Trajectory=lying_eight:T=8</text:p>
          </table:table-cell>
          <table:table-cell table:style-name="Tabelle2.B8" office:value-type="string">
            <text:p text:style-name="P37">Markierung eines Versuchs</text:p>
            <text:p text:style-name="P38">Angabe der Zyklen, Versuch und Dauer in Sekunden</text:p>
          </table:table-cell>
        </table:table-row>
        <table:table-row>
          <table:table-cell table:style-name="Tabelle2.A8" office:value-type="string">
            <text:p text:style-name="P18">Fixcross</text:p>
          </table:table-cell>
          <table:table-cell table:style-name="Tabelle2.B8" office:value-type="string">
            <text:p text:style-name="P37">Kalibrierung</text:p>
          </table:table-cell>
        </table:table-row>
        <table:table-row>
          <table:table-cell table:style-name="Tabelle2.A8" office:value-type="string">
            <text:p text:style-name="P18">Cycle:1:START</text:p>
          </table:table-cell>
          <table:table-cell table:style-name="Tabelle2.B8" office:value-type="string">
            <text:p text:style-name="P37">Beginn der Figur</text:p>
          </table:table-cell>
        </table:table-row>
        <table:table-row>
          <table:table-cell table:style-name="Tabelle2.A8" office:value-type="string">
            <text:p text:style-name="P18">Cycle:1:STOP</text:p>
          </table:table-cell>
          <table:table-cell table:style-name="Tabelle2.B8" office:value-type="string">
            <text:p text:style-name="P37">Ende der Figur</text:p>
          </table:table-cell>
        </table:table-row>
        <table:table-row>
          <table:table-cell table:style-name="Tabelle2.A8" office:value-type="string">
            <text:p text:style-name="P18">PURSUIT_FINISHED:Cycles=1:Trajectory=lying_eight:T=8</text:p>
          </table:table-cell>
          <table:table-cell table:style-name="Tabelle2.B8" office:value-type="string">
            <text:p text:style-name="P37">Markierung des Endes eines Versuchs</text:p>
            <text:p text:style-name="P38">Angabe der Zyklen, Versuch und Dauer in Sekunden</text:p>
          </table:table-cell>
        </table:table-row>
        <table:table-row>
          <table:table-cell table:style-name="Tabelle2.A8" office:value-type="string">
            <text:p text:style-name="P20">STOP:PursuitTask</text:p>
          </table:table-cell>
          <table:table-cell table:style-name="Tabelle2.B8" office:value-type="string">
            <text:p text:style-name="P37">Ende der kompletten Aufgabe (Alle Versuche)</text:p>
          </table:table-cell>
        </table:table-row>
      </table:table>
      <text:p text:style-name="Table">Tabelle <text:sequence text:ref-name="refTable2" text:name="Table" text:formula="ooow:Table+1" style:num-format="1">3</text:sequence>: Eventeinträge</text:p>
      <text:p text:style-name="P21">Das folgende Bild zeigt, wie die Eventeinträge den Versuch liegende acht langsam in verschiedene Phasen aufteilen.</text:p>
      <text:p text:style-name="P19"><draw:frame draw:style-name="fr1" draw:name="Rahmen3" text:anchor-type="paragraph" svg:width="17cm" draw:z-index="5"><draw:text-box fo:min-height="9.289cm"><text:p text:style-name="Illustration"><draw:frame draw:style-name="fr5" draw:name="Bild4" text:anchor-type="paragraph" svg:width="17cm" style:rel-width="100%" svg:height="9.289cm" style:rel-height="scale" draw:z-index="6"><draw:image xlink:href="Pictures/10000000000003D30000021792A300F3.png" xlink:type="simple" xlink:show="embed" xlink:actuate="onLoad"/></draw:frame>Abbildung <text:sequence text:ref-name="refIllustration0" text:name="Illustration" text:formula="ooow:Illustration+1" style:num-format="1">1</text:sequence>: Phasen der liegenden <text:span text:style-name="T13">a</text:span>cht langsam mit Eventeinträgen</text:p></draw:text-box></draw:frame></text:p>
      <text:h text:style-name="P62" text:outline-level="1"><text:bookmark-start text:name="__RefHeading__321_267690382"/><text:soft-page-break/>Untersuchung der Daten<text:bookmark-end text:name="__RefHeading__321_267690382"/></text:h>
      <text:p text:style-name="P7">Um ein besseres Verständnis für die Daten zu bekommen haben wir diese zunächst so zerlegt, dass die Blickdaten in kleineren Dateien gespeichert wurden, die nur noch jeweils die Daten für einen Versuch enthalten. Die Targetdateien wurden ebenfalls so zerlegt, dass kleine Dateien entstanden, die die Daten für einen Versuch pro Versuchsperson enthalten.</text:p>
      <text:p text:style-name="P7">Die Daten wurden dann entsprechend neustrukturiert gespeichert, sodass es zu jeder Versuchsperson einen Ordner gibt, in dem die Versuche enthalten sind, in denen wiederum die Durchgänge enthalten sind. <text:span text:style-name="T5">Dabei entstand folgende Struktur:</text:span></text:p>
      <text:p text:style-name="P7"><draw:frame draw:style-name="fr2" draw:name="Rahmen1" text:anchor-type="paragraph" svg:width="10.232cm" draw:z-index="0"><draw:text-box fo:min-height="16.782cm"><text:p text:style-name="Illustration"><draw:frame draw:style-name="fr5" draw:name="Bild1" text:anchor-type="paragraph" svg:width="10.232cm" style:rel-width="100%" svg:height="16.782cm" style:rel-height="scale" draw:z-index="1"><draw:image xlink:href="Pictures/10000000000001E60000031D104690B9.png" xlink:type="simple" xlink:show="embed" xlink:actuate="onLoad"/></draw:frame>Abbildung <text:sequence text:ref-name="refIllustration1" text:name="Illustration" text:formula="ooow:Illustration+1" style:num-format="1">2</text:sequence>: Ordnerstruktur der Daten</text:p></draw:text-box></draw:frame></text:p>
      <text:p text:style-name="P8"><text:soft-page-break/>Die Versuche wurden dann visualisiert. </text:p>
      <text:p text:style-name="P9">Durch die Visualisierung konnte man erkennen, dass die Targetdateien und die Blickdateien auf unterschiedlichen Koordinatensystemen beruhen.</text:p>
      <text:p text:style-name="P23">Das Bild nach der Visualisierung sah wie folgt aus.</text:p>
      <text:p text:style-name="P22"><draw:frame draw:style-name="fr1" draw:name="Rahmen2" text:anchor-type="paragraph" svg:width="17cm" draw:z-index="2"><draw:text-box fo:min-height="9.144cm"><text:p text:style-name="Illustration"><draw:frame draw:style-name="fr5" draw:name="Bild2" text:anchor-type="paragraph" svg:width="17cm" style:rel-width="100%" svg:height="9.144cm" style:rel-height="scale" draw:z-index="3"><draw:image xlink:href="Pictures/10000201000007A00000041AA4D8258C.png" xlink:type="simple" xlink:show="embed" xlink:actuate="onLoad"/></draw:frame>Abbildung <text:sequence text:ref-name="refIllustration2" text:name="Illustration" text:formula="ooow:Illustration+1" style:num-format="1">3</text:sequence>: Visualisierung der Blickpunkte</text:p></draw:text-box></draw:frame></text:p>
      <text:h text:style-name="P64" text:outline-level="1">Explorative Datenanalyse</text:h>
      <text:p text:style-name="P29">Die nachfolgenden Abbildungen beziehen sich auf die Versuchsperson 001.</text:p>
      <text:p text:style-name="P25">Das folgende Bild zeigt die x-Position des Blicks vom linken Auge auf der x-Achse und die x-Position des Blicks des rechten Auges auf der y-Achse. Die schwarze Linie markiert die Stellen, wo beide Augen auf der x-Position auf die gleiche Stelle geschaut haben. <text:span text:style-name="T15">Die Farbskala geht von blau nach rot und zeigt den zeitlichen Verlauf.</text:span></text:p>
      <text:p text:style-name="P25">Bei allen Punkten über der Linie hat das rechte Auge weiter nach rechts geblickt, als das linke. Bei allen Punkten unterhalb der Linie war es umgekehrt.</text:p>
      <text:p text:style-name="P24"><draw:frame draw:style-name="fr1" draw:name="Rahmen4" text:anchor-type="paragraph" svg:width="17cm" draw:z-index="7"><draw:text-box fo:min-height="11.991cm"><text:p text:style-name="Illustration"><draw:frame draw:style-name="fr5" draw:name="Bild5" text:anchor-type="paragraph" svg:width="17cm" style:rel-width="100%" svg:height="11.991cm" style:rel-height="scale" draw:z-index="8"><draw:image xlink:href="Pictures/1000020100000573000003D8A035759A.png" xlink:type="simple" xlink:show="embed" xlink:actuate="onLoad"/></draw:frame>Abbildung <text:sequence text:ref-name="refIllustration3" text:name="Illustration" text:formula="ooow:Illustration+1" style:num-format="1">4</text:sequence>: Vergleich der x-Werte der Blickposition beider Augen</text:p></draw:text-box></draw:frame></text:p>
      <text:p text:style-name="P24"/>
      <text:p text:style-name="P25">Das nächste Bild zeigt die Blickposition des linken Auges. Dabei wird die x-Position auf der x-Achse dargestellt und die y-Position auf der y-Achse. Das darauf folgende Bild zeigt die Blickposition des rechten Auges. Die Achsenbelegung ist gleich.</text:p>
      <text:p text:style-name="P26">Es wird deutlich, dass sich die Blickpositionen der beiden Augen voneinander unterscheiden.</text:p>
      <text:p text:style-name="P24"><draw:frame draw:style-name="fr1" draw:name="Rahmen5" text:anchor-type="paragraph" svg:width="17cm" draw:z-index="9"><draw:text-box fo:min-height="12.017cm"><text:p text:style-name="Illustration"><draw:frame draw:style-name="fr5" draw:name="Bild6" text:anchor-type="paragraph" svg:width="17cm" style:rel-width="100%" svg:height="12.017cm" style:rel-height="scale" draw:z-index="10"><draw:image xlink:href="Pictures/1000020100000577000003DD92143BD5.png" xlink:type="simple" xlink:show="embed" xlink:actuate="onLoad"/></draw:frame>Abbildung <text:sequence text:ref-name="refIllustration4" text:name="Illustration" text:formula="ooow:Illustration+1" style:num-format="1">5</text:sequence>: Blickpositionen linkes Auge</text:p></draw:text-box></draw:frame><text:soft-page-break/></text:p>
      <text:p text:style-name="P24"><draw:frame draw:style-name="fr3" draw:name="Rahmen6" text:anchor-type="paragraph" svg:x="0cm" svg:y="-0.021cm" svg:width="17cm" draw:z-index="11"><draw:text-box fo:min-height="12.091cm"><text:p text:style-name="Illustration"><draw:frame draw:style-name="fr5" draw:name="Bild7" text:anchor-type="paragraph" svg:width="17cm" style:rel-width="100%" svg:height="12.091cm" style:rel-height="scale" draw:z-index="12"><draw:image xlink:href="Pictures/1000020100000574000003E11E76F28F.png" xlink:type="simple" xlink:show="embed" xlink:actuate="onLoad"/></draw:frame>Abbildung <text:sequence text:ref-name="refIllustration5" text:name="Illustration" text:formula="ooow:Illustration+1" style:num-format="1">6</text:sequence>: Blickposition rechtes Auge</text:p></draw:text-box></draw:frame><text:soft-page-break/></text:p>
      <text:p text:style-name="P27">Das nächste Bild zeigt einen Outer join, über die Zeitwerte der Targetdatei und der Blickdatei. Dadurch ist zu erkennen, dass die beiden Dateien keine bzw. kaum gleiche Zeitwerte aufweisen. Außerdem ist zu sehen, dass die Blickwerte etwa vier mal so oft gemessen wurden, als die Targetwerte.</text:p>
      <text:p text:style-name="P27"><draw:frame draw:style-name="fr1" draw:name="Rahmen7" text:anchor-type="paragraph" svg:width="17cm" draw:z-index="13"><draw:text-box fo:min-height="10.959cm"><text:p text:style-name="Illustration"><draw:frame draw:style-name="fr5" draw:name="Bild8" text:anchor-type="paragraph" svg:width="17cm" style:rel-width="100%" svg:height="10.959cm" style:rel-height="scale" draw:z-index="14"><draw:image xlink:href="Pictures/10000201000005DF000003C94B6BCB61.png" xlink:type="simple" xlink:show="embed" xlink:actuate="onLoad"/></draw:frame>Abbildung <text:sequence text:ref-name="refIllustration6" text:name="Illustration" text:formula="ooow:Illustration+1" style:num-format="1">7</text:sequence>: Outer Join Targetwerte und Blickwerte über Zeitstempel</text:p></draw:text-box></draw:frame><text:soft-page-break/></text:p>
      <text:p text:style-name="P28">Die nachfolgenden Histogramme stellen die Verteilung der Werte der Zeitabstände der Targetdatei und der Blickdatei dar. Dadurch wird deutlicher, wie groß der Unterschied zwischen der Anzahl der Messungen ist.</text:p>
      <text:p text:style-name="P28"><draw:frame draw:style-name="fr1" draw:name="Rahmen8" text:anchor-type="paragraph" svg:width="17cm" draw:z-index="15"><draw:text-box fo:min-height="10.906cm"><text:p text:style-name="Illustration"><draw:frame draw:style-name="fr5" draw:name="Bild9" text:anchor-type="paragraph" svg:width="17cm" style:rel-width="100%" svg:height="10.906cm" style:rel-height="scale" draw:z-index="16"><draw:image xlink:href="Pictures/10000201000005F9000003D507D2737C.png" xlink:type="simple" xlink:show="embed" xlink:actuate="onLoad"/></draw:frame>Abbildung <text:sequence text:ref-name="refIllustration7" text:name="Illustration" text:formula="ooow:Illustration+1" style:num-format="1">8</text:sequence>: Histogramm Zeitabstände der Messungen Targetdatei</text:p></draw:text-box></draw:frame><text:soft-page-break/></text:p>
      <text:p text:style-name="P28"><draw:frame draw:style-name="fr1" draw:name="Rahmen9" text:anchor-type="paragraph" svg:width="17cm" draw:z-index="17"><draw:text-box fo:min-height="10.811cm"><text:p text:style-name="Illustration"><draw:frame draw:style-name="fr5" draw:name="Bild10" text:anchor-type="paragraph" svg:width="17cm" style:rel-width="100%" svg:height="10.811cm" style:rel-height="scale" draw:z-index="18"><draw:image xlink:href="Pictures/10000201000005FA000003CD02519814.png" xlink:type="simple" xlink:show="embed" xlink:actuate="onLoad"/></draw:frame>Abbildung <text:sequence text:ref-name="refIllustration8" text:name="Illustration" text:formula="ooow:Illustration+1" style:num-format="1">9</text:sequence>: Histogramm Zeitabstände Messungen Blickdaten</text:p></draw:text-box></draw:frame><text:soft-page-break/></text:p>
      <text:h text:style-name="P65" text:outline-level="1"><text:bookmark-start text:name="__RefHeading__349_1039152663"/>Auffälligkeiten<text:bookmark-end text:name="__RefHeading__349_1039152663"/></text:h>
      <text:list xml:id="list5333873151486894253" text:style-name="L3">
        <text:list-item>
          <text:p text:style-name="P48">Bei den Daten ist bei Versuchsperson 131 aufgefallen, dass in der Targetdatei die Einträge<text:line-break/></text:p>
        </text:list-item>
      </text:list>
      <text:p text:style-name="P41">MSG:UserQuit:ProgramPaused</text:p>
      <text:p text:style-name="P42">MSG:UserQuit:ProgramRestarted</text:p>
      <text:p text:style-name="P7"/>
      <text:p text:style-name="P40">in der Spalte für den Zeitstempel vorkommen.</text:p>
      <text:list xml:id="list4580185851482010955" text:style-name="L4">
        <text:list-item>
          <text:p text:style-name="P49">Die Blickpunkte wurden mit <text:span text:style-name="T16">drei- bis vierfacher</text:span> Frequenz <text:span text:style-name="T16">der</text:span> Targetpunkte <text:span text:style-name="T16">gemssen</text:span>. Dadurch gibt es zwischen den Targetpunktmessungen mehrere Blickpunktmessungen.</text:p>
        </text:list-item>
        <text:list-item>
          <text:p text:style-name="P49">Es gibt in den Blickpunktdateien keinen Zeitstempel, der identisch ist mit dem aus einer dazugehörigen Targetpunktedatei. <text:span text:style-name="T4">Dadurch erschwert sich die Zuordnung der Blickpunkte zu den Targetpunkten.</text:span></text:p>
        </text:list-item>
        <text:list-item>
          <text:p text:style-name="P49">In den Blickpunktdateien tritt oft der Fall auf, dass die x-Werte und die y-Werte für die Augen 0 sind.</text:p>
        </text:list-item>
        <text:list-item>
          <text:p text:style-name="P51">Fehlende Werte bei den Blickdateien wurden mit 0 kodiert. Diese treten mal für das linke und mal für das rechte Auge auf</text:p>
        </text:list-item>
        <text:list-item>
          <text:p text:style-name="P53">Bei der Visualisierung hat sich gezeigt, dass der Koordinatenursprung bei den Blickdateien am linken oberen Rand des Bildschirms zu sein scheint, mit aufsteigenden Werten nach unten auf der Y-Achse und aufsteigenden Werten nach rechts auf der X-Achse. Das Koordinatensystem der Targetdateien liegt vermutlich im Mittelpunkt des Bildschirms mit aufsteigenden Werten nach oben auf der Y-Achse und aufsteigenden Werten nach rechts auf der X-Achse. <text:span text:style-name="T9">Das lässt sich daraus ableiten, dass die Blickpunkte bei der Animation auf der Y-Achse immer in die entgegengesetzte Richtung zu der der Targetpunkte ging. Auf der X-Achse stimmte die Richtung immer überein.</text:span></text:p>
        </text:list-item>
        <text:list-item>
          <text:p text:style-name="P51">Die Blickdateien haben keine Headerzeile</text:p>
        </text:list-item>
        <text:list-item>
          <text:p text:style-name="P51">Die Zeitstempel sind nicht äquidistant</text:p>
        </text:list-item>
        <text:list-item>
          <text:p text:style-name="P51">Die Zeilenumbrüche in den Blickdateien, waren anders als die in den Targetdateien</text:p>
        </text:list-item>
        <text:list-item>
          <text:p text:style-name="P54">Blickpunkte wurden durchgängig gemessen, die Targetpunkte nur während der Versuche</text:p>
        </text:list-item>
        <text:list-item>
          <text:p text:style-name="P55">Einige Versuchspersonen haben nur Aufzeichnungen zu einem Auge (z.B. VP071)</text:p>
        </text:list-item>
      </text:list>
      <text:p text:style-name="P7"/>
      <text:h text:style-name="P65" text:outline-level="1"><text:bookmark-start text:name="__RefHeading__351_1039152663"/>Fragen<text:bookmark-end text:name="__RefHeading__351_1039152663"/></text:h>
      <text:p text:style-name="P7">Aus den Auffälligkeiten ergeben sich folgende Fragen:</text:p>
      <text:list xml:id="list5899490637400818590" text:style-name="L5">
        <text:list-item>
          <text:p text:style-name="P50">Welche Bedeutung haben die 0 Werte in den Blickdateien?<text:line-break/>Bedeuten diese, dass die Versuchsperson die Augen geschlossen hatte?</text:p>
        </text:list-item>
        <text:list-item>
          <text:p text:style-name="P50">Um welchen Wert sind die Koordinatensysteme verschoben?<text:line-break/><text:span text:style-name="T3">Gibt es eine Streckung des Koordinatensystems der Blickwerte zu dem der Targetwerte?</text:span></text:p>
        </text:list-item>
        <text:list-item>
          <text:p text:style-name="P56">Können wir davon ausgehen, dass die Zeitstempel der Blickdateien und der Targetdateien von synchron laufenden Uhren erstellt wurden?</text:p>
        </text:list-item>
        <text:list-item>
          <text:p text:style-name="P57">Können wir voraussetzen, dass der Fokus beim Sehen auf dem Mittelpunkt von der Blickposition des rechten und des linken Auges liegt?</text:p>
        </text:list-item>
      </text:list>
      <text:h text:style-name="P66" text:outline-level="1"><text:bookmark-start text:name="__RefHeading__545_613595434"/>Merkmalserzeugung<text:bookmark-end text:name="__RefHeading__545_613595434"/></text:h>
      <text:p text:style-name="P9">Bei der Merkmalserzeugung muss zwischen Merkmalen unterschieden werden, die innerhalb der <text:span text:style-name="T11">Zeitreihen</text:span> liegen und Merkmalen, die für die Gesamtbeschreibung der Versuchsperson genutzt werden.</text:p>
      <text:h text:style-name="P59" text:outline-level="2"><text:bookmark-start text:name="__RefHeading__544_1896221754"/>Abgeleitete Wertereihen<text:bookmark-end text:name="__RefHeading__544_1896221754"/></text:h>
      <text:p text:style-name="P9">Ein Merkmal innerhalb der <text:span text:style-name="T14">Zeitreihen</text:span> ist zum Beispiel die Mitte zwischen Blickposition des linken Auges und Blickposition des rechten Auges.<text:span text:style-name="T7"><text:line-break/>Dabei wird für jeden Zeitpunkt im Datenstrom ein jeweiliger Wert berechnet.</text:span></text:p>
      <text:p text:style-name="P10">Nachfolgend sind die Merkmale, die erzeugt werden können aufgelistet.</text:p>
      <table:table table:name="Tabelle1" table:style-name="Tabelle1">
        <table:table-column table:style-name="Tabelle1.A"/>
        <table:table-column table:style-name="Tabelle1.B"/>
        <table:table-row>
          <table:table-cell table:style-name="Tabelle1.A1" office:value-type="string">
            <text:p text:style-name="P35">Merkmal</text:p>
          </table:table-cell>
          <table:table-cell table:style-name="Tabelle1.B1" office:value-type="string">
            <text:p text:style-name="P35">Berechnung</text:p>
          </table:table-cell>
        </table:table-row>
        <table:table-row>
          <table:table-cell table:style-name="Tabelle1.A8" office:value-type="string">
            <text:p text:style-name="P34">Mitte Augenpositionen</text:p>
          </table:table-cell>
          <table:table-cell table:style-name="Tabelle1.B8" office:value-type="string">
            <text:p text:style-name="Table_20_Contents"><draw:frame draw:style-name="fr6" draw:name="Objekt2" text:anchor-type="as-char" svg:y="-0.623cm" svg:width="8.306cm" svg:height="1.002cm" draw:z-index="19"><draw:object xlink:href="./Object 1" xlink:type="simple" xlink:show="embed" xlink:actuate="onLoad"/><draw:image xlink:href="./ObjectReplacements/Object 1" xlink:type="simple" xlink:show="embed" xlink:actuate="onLoad"/></draw:frame></text:p>
          </table:table-cell>
        </table:table-row>
        <table:table-row>
          <table:table-cell table:style-name="Tabelle1.A8" office:value-type="string">
            <text:p text:style-name="P34">Abweichung Augenposition linkes Auge zu Targetpunkt</text:p>
          </table:table-cell>
          <table:table-cell table:style-name="Tabelle1.B8" office:value-type="string">
            <text:p text:style-name="Table_20_Contents"><draw:frame draw:style-name="fr6" draw:name="Objekt3" text:anchor-type="as-char" svg:y="-0.483cm" svg:width="8.569cm" svg:height="0.639cm" draw:z-index="20"><draw:object xlink:href="./Object 3" xlink:type="simple" xlink:show="embed" xlink:actuate="onLoad"/><draw:image xlink:href="./ObjectReplacements/Object 3" xlink:type="simple" xlink:show="embed" xlink:actuate="onLoad"/></draw:frame></text:p>
          </table:table-cell>
        </table:table-row>
        <table:table-row>
          <table:table-cell table:style-name="Tabelle1.A8" office:value-type="string">
            <text:p text:style-name="P34">Abweichung Augenposition rechtes Auge zu Targetpunkt</text:p>
          </table:table-cell>
          <table:table-cell table:style-name="Tabelle1.B8" office:value-type="string">
            <text:p text:style-name="Table_20_Contents"><draw:frame draw:style-name="fr6" draw:name="Objekt1" text:anchor-type="as-char" svg:y="-0.483cm" svg:width="9.028cm" svg:height="0.639cm" draw:z-index="21"><draw:object xlink:href="./Object 2" xlink:type="simple" xlink:show="embed" xlink:actuate="onLoad"/><draw:image xlink:href="./ObjectReplacements/Object 2" xlink:type="simple" xlink:show="embed" xlink:actuate="onLoad"/></draw:frame></text:p>
          </table:table-cell>
        </table:table-row>
        <table:table-row>
          <table:table-cell table:style-name="Tabelle1.A8" office:value-type="string">
            <text:p text:style-name="P34">Abweichung Mitte Augenposition zu Targetpunkt</text:p>
          </table:table-cell>
          <table:table-cell table:style-name="Tabelle1.B8" office:value-type="string">
            <text:p text:style-name="Table_20_Contents"><draw:frame draw:style-name="fr6" draw:name="Objekt4" text:anchor-type="as-char" svg:y="-0.483cm" svg:width="8.64cm" svg:height="0.639cm" draw:z-index="22"><draw:object xlink:href="./Object 4" xlink:type="simple" xlink:show="embed" xlink:actuate="onLoad"/><draw:image xlink:href="./ObjectReplacements/Object 4" xlink:type="simple" xlink:show="embed" xlink:actuate="onLoad"/></draw:frame></text:p>
          </table:table-cell>
        </table:table-row>
        <table:table-row>
          <table:table-cell table:style-name="Tabelle1.A8" office:value-type="string">
            <text:p text:style-name="P39">Geschwindigkeit linkes Auge</text:p>
          </table:table-cell>
          <table:table-cell table:style-name="Tabelle1.B8" office:value-type="string">
            <text:p text:style-name="Table_20_Contents"><draw:frame draw:style-name="fr6" draw:name="Objekt5" text:anchor-type="as-char" svg:y="-0.79cm" svg:width="8.842cm" svg:height="1.244cm" draw:z-index="23"><draw:object xlink:href="./Object 5" xlink:type="simple" xlink:show="embed" xlink:actuate="onLoad"/><draw:image xlink:href="./ObjectReplacements/Object 5" xlink:type="simple" xlink:show="embed" xlink:actuate="onLoad"/></draw:frame></text:p>
          </table:table-cell>
        </table:table-row>
        <table:table-row>
          <table:table-cell table:style-name="Tabelle1.A8" office:value-type="string">
            <text:p text:style-name="P39">Geschwindigkeit rechtes Auge</text:p>
          </table:table-cell>
          <table:table-cell table:style-name="Tabelle1.B8" office:value-type="string">
            <text:p text:style-name="Table_20_Contents"><draw:frame draw:style-name="fr6" draw:name="Objekt6" text:anchor-type="as-char" svg:y="-0.79cm" svg:width="9.723cm" svg:height="1.244cm" draw:z-index="24"><draw:object xlink:href="./Object 6" xlink:type="simple" xlink:show="embed" xlink:actuate="onLoad"/><draw:image xlink:href="./ObjectReplacements/Object 6" xlink:type="simple" xlink:show="embed" xlink:actuate="onLoad"/></draw:frame></text:p>
          </table:table-cell>
        </table:table-row>
        <table:table-row>
          <table:table-cell table:style-name="Tabelle1.A8" office:value-type="string">
            <text:p text:style-name="P39">Geschwindigkeit Mittelposition Augen</text:p>
          </table:table-cell>
          <table:table-cell table:style-name="Tabelle1.B8" office:value-type="string">
            <text:p text:style-name="Table_20_Contents"><draw:frame draw:style-name="fr6" draw:name="Objekt7" text:anchor-type="as-char" svg:y="-0.79cm" svg:width="8.872cm" svg:height="1.244cm" draw:z-index="25"><draw:object xlink:href="./Object 7" xlink:type="simple" xlink:show="embed" xlink:actuate="onLoad"/><draw:image xlink:href="./ObjectReplacements/Object 7" xlink:type="simple" xlink:show="embed" xlink:actuate="onLoad"/><svg:desc>Formel</svg:desc></draw:frame></text:p>
          </table:table-cell>
        </table:table-row>
      </table:table>
      <text:p text:style-name="Table">Tabelle <text:sequence text:ref-name="refTable3" text:name="Table" text:formula="ooow:Table+1" style:num-format="1">4</text:sequence>: <text:span text:style-name="T8">Merkmale innerhalb der Zeitreihe</text:span></text:p>
      <text:p text:style-name="P58">Des Weiteren kann bestimmt werden, ob das Auge hinter dem Targetpunkt ist, oder davor. Dazu wird aus der Differenz eines Targetpunkts und seines Vorgängers bestimmt, ob sich der Punkt pro Achse in aufsteigende Richtung oder in absteigende Richtung bewegt. Wenn sich der Punkt beispielsweise in auf der x-Achse in Richtung aufsteigende Werte bewegt, dann bedeutet ein Blickpunkt mit einem größeren x-Wert, dass der Blick vor dem Targetpunkt ist.<text:line-break/>Wenn sich die Werte für einen Targetpunkt nicht ändern, z.B. bei dem Versuch horizontal, auf der y-Achse, dann kann dieser Wert nicht bestimmt werden.</text:p>
      <text:h text:style-name="P60" text:outline-level="2"><text:bookmark-start text:name="__RefHeading__1244_1896221754"/>Merkmale Versuchsperson<text:bookmark-end text:name="__RefHeading__1244_1896221754"/></text:h>
      <text:p text:style-name="P10">Ein Merkmal zu einer Versuchsperson ist ein statistischer Wert über den gesamten Zeitraum der <text:soft-page-break/>Messung. Diese Werte sind aus den <text:span text:style-name="T11">Zeitreihen</text:span> abgeleitet. In der Regel handelt es sich um die Werte Maximum, Minimum, Durchschnitt, Median, Varianz, Standardabweichung.</text:p>
      <text:p text:style-name="P16">Die genannten statistischen Kenngrößen werden</text:p>
      <text:list xml:id="list7759308243631144947" text:style-name="L6">
        <text:list-item>
          <text:p text:style-name="P52">für die Werteverteilung der Zeitreihen</text:p>
        </text:list-item>
        <text:list-item>
          <text:p text:style-name="P52">für die einzelnen Versuche</text:p>
        </text:list-item>
      </text:list>
      <text:p text:style-name="P16">erzeugt.</text:p>
      <text:p text:style-name="P30">Außerdem können die Merkmale unterschieden werden in Merkmale, die ausschließlich aus den Blickdaten gewonnen werden. Diese enthalten dann auch Werte, die zwischen den einzelnen <text:span text:style-name="T18">V</text:span>ersuchen entstanden sind. Und die Merkmale, die beim Vergleich zwischen Targetdaten und Blickdaten entstehen. Diese enthalten dann ausschließlich Daten, die während den Versuchen entstanden sind.</text:p>
      <text:h text:style-name="P67" text:outline-level="1">Clustern</text:h>
      <text:p text:style-name="P11">Beim Clustern werden die Versuchspersonen mittels der Merkmale, die für die Versuchspersonen erzeugt wurden geclustert (gruppiert). Dafür wird das Verfahren DBScan verwendet. </text:p>
      <text:p text:style-name="P11">Um die entstandenen Cluster nutzbar zu machen, werden diese <text:span text:style-name="T12">b</text:span>eschrieben. Dadurch soll es möglich werden, neue Versuchspersonen entsprechend den Clustern zuordnen zu können und die Zuordnung der aktuell vorhandenen Versuchspersonen wiederholbar zu machen. Das Ergebnis der Clusterbeschreibung soll, <text:span text:style-name="T12">wegen der Transparenz,</text:span> ein Entscheidungsbaum se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fo:background-color="transparent" style:shadow="none">
        <style:tab-stops/>
        <style:background-image/>
      </style:paragraph-properties>
      <style:text-properties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default-outline-level="1" style:list-style-name="" style:class="index" style:master-page-name="">
      <style:paragraph-properties style:page-number="auto" fo:background-color="transparent" style:shadow="none" text:number-lines="true" text:line-number="0">
        <style:tab-stops>
          <style:tab-stop style:position="17cm" style:type="right" style:leader-style="dotted" style:leader-text="."/>
        </style:tab-stops>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Frame_20_contents" style:display-name="Frame contents" style:family="paragraph" style:parent-style-name="Standard" style:class="extra"/>
    <style:style style:name="Contents_20_2" style:display-name="Contents 2" style:family="paragraph" style:parent-style-name="Index" style:default-outline-level="2" style:list-style-name="" style:class="index">
      <style:paragraph-properties text:number-lines="true" text:line-number="1"/>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3" style:display-name="Contents 3" style:family="paragraph" style:parent-style-name="Index" style:class="index"/>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7bc1f" officeooo:paragraph-rsid="0017bc1f"/>
    </style:style>
    <style:style style:name="MT1" style:family="text">
      <style:text-properties officeooo:rsid="00b440c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text:span text:style-name="MT1">okumentation</text:span> Data Mining Projekt Eyetracking<text:tab/><text:tab/><text:span text:style-name="MT1">12.01.2017</text:span></text:p>
      </style:header>
      <style:footer>
        <text:p text:style-name="Footer"><text:tab/><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beit </meta:initial-creator>
    <meta:creation-date>2016-12-14T16:27:05.232368460</meta:creation-date>
    <meta:generator>LibreOffice/4.2.8.2$Linux_x86 LibreOffice_project/420m0$Build-2</meta:generator>
    <dc:date>2017-02-14T12:25:58.586434339</dc:date>
    <meta:editing-duration>PT5H45M54S</meta:editing-duration>
    <meta:editing-cycles>73</meta:editing-cycles>
    <dc:creator>arbeit </dc:creator>
    <meta:document-statistic meta:table-count="4" meta:image-count="10" meta:object-count="7" meta:page-count="18" meta:paragraph-count="184" meta:word-count="1607" meta:character-count="11587" meta:non-whitespace-character-count="10170"/>
  </office:meta>
</office:document-meta>
</file>

<file path=Object 1/content.xml><?xml version="1.0" encoding="utf-8"?>
<math xmlns="http://www.w3.org/1998/Math/MathML" display="block">
  <semantics>
    <mrow>
      <mi>x</mi>
      <mrow>
        <mspace width="0.5em"/>
        <mo stretchy="false">=</mo>
        <mspace width="0.5em"/>
      </mrow>
      <mfrac>
        <mrow>
          <mi mathvariant="italic">xLinks</mi>
          <mrow>
            <mspace width="0.5em"/>
            <mo stretchy="false">+</mo>
            <mspace width="0.5em"/>
          </mrow>
          <mi mathvariant="italic">xRechts</mi>
        </mrow>
        <mn>2</mn>
      </mfrac>
      <mi>;</mi>
      <mspace width="2em"/>
      <mi>y</mi>
      <mrow>
        <mspace width="0.5em"/>
        <mo stretchy="false">=</mo>
        <mspace width="0.5em"/>
      </mrow>
      <mfrac>
        <mrow>
          <mi mathvariant="italic">yLinks</mi>
          <mrow>
            <mspace width="0.5em"/>
            <mo stretchy="false">+</mo>
            <mspace width="0.5em"/>
          </mrow>
          <mi mathvariant="italic">yRechts</mi>
        </mrow>
        <mn>2</mn>
      </mfrac>
    </mrow>
    <annotation encoding="StarMath 5.0">x `= `{xLinks `+ `xRechts} over {2} ; ~y `= `{yLinks `+ `yRechts} over {2}</annotation>
  </semantics>
</math>
</file>

<file path=Object 2/content.xml><?xml version="1.0" encoding="utf-8"?>
<math xmlns="http://www.w3.org/1998/Math/MathML" display="block">
  <semantics>
    <mrow>
      <msub>
        <mi>s</mi>
        <mi>r</mi>
      </msub>
      <mrow>
        <mspace width="0.5em"/>
        <mo stretchy="false">=</mo>
        <mspace width="0.5em"/>
      </mrow>
      <msqrt>
        <mrow>
          <msup>
            <mrow>
              <mo fence="true" stretchy="false">(</mo>
              <mrow>
                <mrow>
                  <mi mathvariant="italic">xRechts</mi>
                  <mrow>
                    <mspace width="0.5em"/>
                    <mo stretchy="false">−</mo>
                    <mspace width="0.5em"/>
                  </mrow>
                  <mi mathvariant="italic">xTarget</mi>
                </mrow>
              </mrow>
              <mo fence="true" stretchy="false">)</mo>
            </mrow>
            <mn>2</mn>
          </msup>
          <mrow>
            <mspace width="0.5em"/>
            <mo stretchy="false">+</mo>
            <mspace width="0.5em"/>
          </mrow>
          <msup>
            <mrow>
              <mo fence="true" stretchy="false">(</mo>
              <mrow>
                <mrow>
                  <mi mathvariant="italic">yRechts</mi>
                  <mrow>
                    <mspace width="0.5em"/>
                    <mo stretchy="false">−</mo>
                    <mspace width="0.5em"/>
                  </mrow>
                  <mi mathvariant="italic">yTarget</mi>
                </mrow>
              </mrow>
              <mo fence="true" stretchy="false">)</mo>
            </mrow>
            <mn>2</mn>
          </msup>
        </mrow>
      </msqrt>
    </mrow>
    <annotation encoding="StarMath 5.0">s_r `= ` sqrt{({xRechts `- `xTarget})^{2} `+ `({yRechts `- `yTarget})^{2}}</annotation>
  </semantics>
</math>
</file>

<file path=Object 3/content.xml><?xml version="1.0" encoding="utf-8"?>
<math xmlns="http://www.w3.org/1998/Math/MathML" display="block">
  <semantics>
    <mrow>
      <msub>
        <mi>s</mi>
        <mi>l</mi>
      </msub>
      <mrow>
        <mspace width="0.5em"/>
        <mo stretchy="false">=</mo>
        <mspace width="0.5em"/>
      </mrow>
      <msqrt>
        <mrow>
          <msup>
            <mrow>
              <mo fence="true" stretchy="false">(</mo>
              <mrow>
                <mrow>
                  <mi mathvariant="italic">xLinks</mi>
                  <mrow>
                    <mspace width="0.5em"/>
                    <mo stretchy="false">−</mo>
                    <mspace width="0.5em"/>
                  </mrow>
                  <mi mathvariant="italic">xTarget</mi>
                </mrow>
              </mrow>
              <mo fence="true" stretchy="false">)</mo>
            </mrow>
            <mn>2</mn>
          </msup>
          <mrow>
            <mspace width="0.5em"/>
            <mo stretchy="false">+</mo>
            <mspace width="0.5em"/>
          </mrow>
          <msup>
            <mrow>
              <mo fence="true" stretchy="false">(</mo>
              <mrow>
                <mrow>
                  <mi mathvariant="italic">yLinks</mi>
                  <mrow>
                    <mspace width="0.5em"/>
                    <mo stretchy="false">−</mo>
                    <mspace width="0.5em"/>
                  </mrow>
                  <mi mathvariant="italic">yTarget</mi>
                </mrow>
              </mrow>
              <mo fence="true" stretchy="false">)</mo>
            </mrow>
            <mn>2</mn>
          </msup>
        </mrow>
      </msqrt>
    </mrow>
    <annotation encoding="StarMath 5.0">s_l `= ` sqrt{({xLinks `- `xTarget})^{2} `+ `({yLinks `- `yTarget})^{2}}</annotation>
  </semantics>
</math>
</file>

<file path=Object 4/content.xml><?xml version="1.0" encoding="utf-8"?>
<math xmlns="http://www.w3.org/1998/Math/MathML" display="block">
  <semantics>
    <mrow>
      <msub>
        <mi>s</mi>
        <mi>m</mi>
      </msub>
      <mrow>
        <mspace width="0.5em"/>
        <mo stretchy="false">=</mo>
        <mspace width="0.5em"/>
      </mrow>
      <msqrt>
        <mrow>
          <msup>
            <mrow>
              <mo fence="true" stretchy="false">(</mo>
              <mrow>
                <mrow>
                  <mi mathvariant="italic">xMitte</mi>
                  <mrow>
                    <mspace width="0.5em"/>
                    <mo stretchy="false">−</mo>
                    <mspace width="0.5em"/>
                  </mrow>
                  <mi mathvariant="italic">xTarget</mi>
                </mrow>
              </mrow>
              <mo fence="true" stretchy="false">)</mo>
            </mrow>
            <mn>2</mn>
          </msup>
          <mrow>
            <mspace width="0.5em"/>
            <mo stretchy="false">+</mo>
            <mspace width="0.5em"/>
          </mrow>
          <msup>
            <mrow>
              <mo fence="true" stretchy="false">(</mo>
              <mrow>
                <mrow>
                  <mi mathvariant="italic">yMitte</mi>
                  <mrow>
                    <mspace width="0.5em"/>
                    <mo stretchy="false">−</mo>
                    <mspace width="0.5em"/>
                  </mrow>
                  <mi mathvariant="italic">yTarget</mi>
                </mrow>
              </mrow>
              <mo fence="true" stretchy="false">)</mo>
            </mrow>
            <mn>2</mn>
          </msup>
        </mrow>
      </msqrt>
    </mrow>
    <annotation encoding="StarMath 5.0">s_m `= ` sqrt{({xMitte `- `xTarget})^{2} `+ `({yMitte `- `yTarget})^{2}}</annotation>
  </semantics>
</math>
</file>

<file path=Object 5/content.xml><?xml version="1.0" encoding="utf-8"?>
<math xmlns="http://www.w3.org/1998/Math/MathML" display="block">
  <semantics>
    <mrow>
      <msub>
        <mi>v</mi>
        <mi>l</mi>
      </msub>
      <mrow>
        <mspace width="0.5em"/>
        <mo stretchy="false">=</mo>
        <mspace width="0.5em"/>
      </mrow>
      <mfrac>
        <msqrt>
          <mrow>
            <msup>
              <mrow>
                <mo fence="true" stretchy="false">(</mo>
                <mrow>
                  <mrow>
                    <msub>
                      <mi mathvariant="italic">xLinks</mi>
                      <mn>1</mn>
                    </msub>
                    <mrow>
                      <mspace width="0.5em"/>
                      <mo stretchy="false">−</mo>
                      <mspace width="0.5em"/>
                    </mrow>
                    <msub>
                      <mi mathvariant="italic">xLinks</mi>
                      <mn>2</mn>
                    </msub>
                  </mrow>
                </mrow>
                <mo fence="true" stretchy="false">)</mo>
              </mrow>
              <mn>2</mn>
            </msup>
            <mrow>
              <mspace width="0.5em"/>
              <mo stretchy="false">+</mo>
              <mspace width="0.5em"/>
            </mrow>
            <msup>
              <mrow>
                <mo fence="true" stretchy="false">(</mo>
                <mrow>
                  <mrow>
                    <msub>
                      <mi mathvariant="italic">yLinks</mi>
                      <mn>1</mn>
                    </msub>
                    <mrow>
                      <mspace width="0.5em"/>
                      <mo stretchy="false">−</mo>
                      <mspace width="0.5em"/>
                    </mrow>
                    <msub>
                      <mi mathvariant="italic">yLinks</mi>
                      <mn>2</mn>
                    </msub>
                  </mrow>
                </mrow>
                <mo fence="true" stretchy="false">)</mo>
              </mrow>
              <mn>2</mn>
            </msup>
          </mrow>
        </msqrt>
        <mrow>
          <mo fence="true" stretchy="false">(</mo>
          <mrow>
            <mrow>
              <msub>
                <mi mathvariant="italic">zeitstempel</mi>
                <mn>1</mn>
              </msub>
              <mrow>
                <mspace width="0.5em"/>
                <mo stretchy="false">−</mo>
                <mspace width="0.5em"/>
              </mrow>
              <msub>
                <mi mathvariant="italic">zeitstempel</mi>
                <mn>2</mn>
              </msub>
            </mrow>
          </mrow>
          <mo fence="true" stretchy="false">)</mo>
        </mrow>
      </mfrac>
    </mrow>
    <annotation encoding="StarMath 5.0">v_l `= ` sqrt{({xLinks_1 `- `xLinks_2})^{2} `+ `({yLinks_1 `- `yLinks_2})^{2}} over (zeitstempel_1 `- `zeitstempel_2)</annotation>
  </semantics>
</math>
</file>

<file path=Object 6/content.xml><?xml version="1.0" encoding="utf-8"?>
<math xmlns="http://www.w3.org/1998/Math/MathML" display="block">
  <semantics>
    <mrow>
      <msub>
        <mi>v</mi>
        <mi>r</mi>
      </msub>
      <mrow>
        <mspace width="0.5em"/>
        <mo stretchy="false">=</mo>
        <mspace width="0.5em"/>
      </mrow>
      <mfrac>
        <msqrt>
          <mrow>
            <msup>
              <mrow>
                <mo fence="true" stretchy="false">(</mo>
                <mrow>
                  <mrow>
                    <msub>
                      <mi mathvariant="italic">xRechts</mi>
                      <mn>1</mn>
                    </msub>
                    <mrow>
                      <mspace width="0.5em"/>
                      <mo stretchy="false">−</mo>
                      <mspace width="0.5em"/>
                    </mrow>
                    <msub>
                      <mi mathvariant="italic">xRechts</mi>
                      <mn>2</mn>
                    </msub>
                  </mrow>
                </mrow>
                <mo fence="true" stretchy="false">)</mo>
              </mrow>
              <mn>2</mn>
            </msup>
            <mrow>
              <mspace width="0.5em"/>
              <mo stretchy="false">+</mo>
              <mspace width="0.5em"/>
            </mrow>
            <msup>
              <mrow>
                <mo fence="true" stretchy="false">(</mo>
                <mrow>
                  <mrow>
                    <msub>
                      <mi mathvariant="italic">yRechts</mi>
                      <mn>1</mn>
                    </msub>
                    <mrow>
                      <mspace width="0.5em"/>
                      <mo stretchy="false">−</mo>
                      <mspace width="0.5em"/>
                    </mrow>
                    <msub>
                      <mi mathvariant="italic">yRechts</mi>
                      <mn>2</mn>
                    </msub>
                  </mrow>
                </mrow>
                <mo fence="true" stretchy="false">)</mo>
              </mrow>
              <mn>2</mn>
            </msup>
          </mrow>
        </msqrt>
        <mrow>
          <mo fence="true" stretchy="false">(</mo>
          <mrow>
            <mrow>
              <msub>
                <mi mathvariant="italic">zeitstempel</mi>
                <mn>1</mn>
              </msub>
              <mrow>
                <mspace width="0.5em"/>
                <mo stretchy="false">−</mo>
                <mspace width="0.5em"/>
              </mrow>
              <msub>
                <mi mathvariant="italic">zeitstempel</mi>
                <mn>2</mn>
              </msub>
            </mrow>
          </mrow>
          <mo fence="true" stretchy="false">)</mo>
        </mrow>
      </mfrac>
    </mrow>
    <annotation encoding="StarMath 5.0">v_r `= ` sqrt{({xRechts_1 `- `xRechts_2})^{2} `+ `({yRechts_1 `- `yRechts_2})^{2}} over (zeitstempel_1 `- `zeitstempel_2)</annotation>
  </semantics>
</math>
</file>

<file path=Object 7/content.xml><?xml version="1.0" encoding="utf-8"?>
<math xmlns="http://www.w3.org/1998/Math/MathML" display="block">
  <semantics>
    <mrow>
      <msub>
        <mi>v</mi>
        <mi>m</mi>
      </msub>
      <mrow>
        <mspace width="0.5em"/>
        <mo stretchy="false">=</mo>
        <mspace width="0.5em"/>
      </mrow>
      <mfrac>
        <msqrt>
          <mrow>
            <msup>
              <mrow>
                <mo fence="true" stretchy="false">(</mo>
                <mrow>
                  <mrow>
                    <msub>
                      <mi mathvariant="italic">xMitte</mi>
                      <mn>1</mn>
                    </msub>
                    <mrow>
                      <mspace width="0.5em"/>
                      <mo stretchy="false">−</mo>
                      <mspace width="0.5em"/>
                    </mrow>
                    <msub>
                      <mi mathvariant="italic">xMitte</mi>
                      <mn>2</mn>
                    </msub>
                  </mrow>
                </mrow>
                <mo fence="true" stretchy="false">)</mo>
              </mrow>
              <mn>2</mn>
            </msup>
            <mrow>
              <mspace width="0.5em"/>
              <mo stretchy="false">+</mo>
              <mspace width="0.5em"/>
            </mrow>
            <msup>
              <mrow>
                <mo fence="true" stretchy="false">(</mo>
                <mrow>
                  <mrow>
                    <msub>
                      <mi mathvariant="italic">yMitte</mi>
                      <mn>1</mn>
                    </msub>
                    <mrow>
                      <mspace width="0.5em"/>
                      <mo stretchy="false">−</mo>
                      <mspace width="0.5em"/>
                    </mrow>
                    <msub>
                      <mi mathvariant="italic">yMitte</mi>
                      <mn>2</mn>
                    </msub>
                  </mrow>
                </mrow>
                <mo fence="true" stretchy="false">)</mo>
              </mrow>
              <mn>2</mn>
            </msup>
          </mrow>
        </msqrt>
        <mrow>
          <mo fence="true" stretchy="false">(</mo>
          <mrow>
            <mrow>
              <msub>
                <mi mathvariant="italic">zeitstempel</mi>
                <mn>1</mn>
              </msub>
              <mrow>
                <mspace width="0.5em"/>
                <mo stretchy="false">−</mo>
                <mspace width="0.5em"/>
              </mrow>
              <msub>
                <mi mathvariant="italic">zeitstempel</mi>
                <mn>2</mn>
              </msub>
            </mrow>
          </mrow>
          <mo fence="true" stretchy="false">)</mo>
        </mrow>
      </mfrac>
    </mrow>
    <annotation encoding="StarMath 5.0">v_m `= ` sqrt{({xMitte_1 `- `xMitte_2})^{2} `+ `({yMitte_1 `- `yMitte_2})^{2}} over (zeitstempel_1 `- `zeitstempel_2)</annotation>
  </semantics>
</math>
</file>